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monospace" svg:font-family="monospace, monospace"/>
  </office:font-face-decls>
  <office:automatic-styles>
    <style:style style:name="P1" style:family="paragraph" style:parent-style-name="Heading_20_2">
      <style:text-properties fo:font-variant="normal" fo:text-transform="none" fo:color="#000000" loext:opacity="100%" style:font-name="Open Sans" fo:font-size="10.5pt" fo:letter-spacing="normal" fo:font-style="normal" fo:font-weight="bold" fo:background-color="transparent"/>
    </style:style>
    <style:style style:name="P2" style:family="paragraph" style:parent-style-name="Heading_20_3">
      <style:paragraph-properties fo:margin-left="0cm" fo:margin-right="0cm" fo:margin-top="0cm" fo:margin-bottom="0cm" style:contextual-spacing="false" fo:line-height="120%" fo:text-align="center" style:justify-single-word="false" fo:orphans="40" fo:widows="2" fo:text-indent="0cm" style:auto-text-indent="false"/>
      <style:text-properties fo:font-variant="normal" fo:text-transform="none" fo:color="#000000" loext:opacity="100%" style:font-name="Open Sans" fo:font-size="10.5pt" fo:letter-spacing="normal" fo:font-style="normal" fo:font-weight="normal" fo:background-color="transparent" loext:padding-left="0.049cm" loext:padding-right="0cm" loext:padding-top="0.049cm" loext:padding-bottom="0.049cm" loext:border-left="0.74pt solid #000000" loext:border-right="none" loext:border-top="0.74pt solid #000000" loext:border-bottom="0.74pt solid #000000"/>
    </style:style>
    <style:style style:name="P3"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000000" loext:opacity="100%" style:font-name="Open Sans" fo:font-size="10.5pt" fo:letter-spacing="normal" fo:font-style="normal" fo:font-weight="normal" fo:background-color="transparent" style:font-name-asian="Open Sans" style:font-size-asian="10.5pt" style:font-style-asian="normal" style:font-weight-asian="normal" style:font-name-complex="Open Sans" style:font-size-complex="10.5pt" style:font-style-complex="normal" style:font-weight-complex="normal"/>
    </style:style>
    <style:style style:name="P4" style:family="paragraph" style:parent-style-name="Heading_20_3">
      <style:paragraph-properties fo:margin-left="0cm" fo:margin-right="0cm" fo:line-height="120%" fo:text-align="start" style:justify-single-word="false" fo:orphans="2" fo:widows="2" fo:text-indent="0cm" style:auto-text-indent="false"/>
      <style:text-properties fo:color="#000000" loext:opacity="100%" style:font-name="Open Sans" fo:background-color="transparent"/>
    </style:style>
    <style:style style:name="P5" style:family="paragraph" style:parent-style-name="Heading_20_3">
      <style:paragraph-properties fo:margin-left="0cm" fo:margin-right="0cm" fo:margin-top="0cm" fo:margin-bottom="0cm" style:contextual-spacing="false" fo:text-align="start" style:justify-single-word="false" fo:orphans="40" fo:widows="2" fo:text-indent="0cm" style:auto-text-indent="false"/>
      <style:text-properties officeooo:paragraph-rsid="0016ce91"/>
    </style:style>
    <style:style style:name="P6" style:family="paragraph" style:parent-style-name="Heading_20_3">
      <style:text-properties fo:font-size="8pt" style:font-size-asian="8pt" style:font-size-complex="8pt"/>
    </style:style>
    <style:style style:name="P7" style:family="paragraph" style:parent-style-name="Heading_20_3">
      <style:paragraph-properties fo:margin-left="0cm" fo:margin-right="0cm" fo:margin-top="0cm" fo:margin-bottom="0cm" style:contextual-spacing="false" fo:text-align="start" style:justify-single-word="false" fo:orphans="40" fo:widows="2" fo:text-indent="0cm" style:auto-text-indent="false"/>
      <style:text-properties officeooo:rsid="001905df" officeooo:paragraph-rsid="001905df"/>
    </style:style>
    <style:style style:name="P8" style:family="paragraph" style:parent-style-name="Heading_20_4">
      <style:text-properties fo:font-size="8pt" style:font-size-asian="8pt" style:font-size-complex="8pt"/>
    </style:style>
    <style:style style:name="P9" style:family="paragraph" style:parent-style-name="List_20_Heading">
      <style:paragraph-properties fo:margin-left="0cm" fo:margin-right="0cm" fo:margin-top="0cm" fo:margin-bottom="0cm" style:contextual-spacing="false" fo:text-align="start" style:justify-single-word="false" fo:orphans="2" fo:widows="2" fo:text-indent="0cm" style:auto-text-indent="false"/>
    </style:style>
    <style:style style:name="P1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049cm" fo:border="0.06pt solid #000000"/>
      <style:text-properties fo:font-variant="normal" fo:text-transform="none" fo:color="#000000" loext:opacity="100%" style:font-name="monospace" fo:font-size="10.5pt" fo:letter-spacing="normal" fo:font-style="normal" fo:font-weight="normal" fo:background-color="transparent"/>
    </style:style>
    <style:style style:name="P11" style:family="paragraph" style:parent-style-name="Preformatted_20_Text">
      <style:paragraph-properties fo:margin-top="0cm" fo:margin-bottom="0cm" style:contextual-spacing="false" fo:text-align="start" style:justify-single-word="false" fo:orphans="2" fo:widows="2" fo:text-indent="0cm" style:auto-text-indent="false" fo:padding="0.049cm" fo:border="0.06pt solid #000000"/>
      <style:text-properties fo:font-variant="normal" fo:text-transform="none" fo:color="#000000" loext:opacity="100%" style:font-name="monospace" fo:font-size="10.5pt" fo:letter-spacing="normal" fo:font-style="normal" fo:font-weight="normal"/>
    </style:style>
    <style:style style:name="P1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049cm" fo:border="0.06pt solid #000000"/>
      <style:text-properties fo:font-variant="normal" fo:text-transform="none" fo:color="#000000" loext:opacity="100%" fo:letter-spacing="normal" fo:background-color="transparent"/>
    </style:style>
    <style:style style:name="P13" style:family="paragraph" style:parent-style-name="Preformatted_20_Text">
      <style:paragraph-properties fo:margin-top="0cm" fo:margin-bottom="0cm" style:contextual-spacing="false" fo:text-align="start" style:justify-single-word="false" fo:orphans="2" fo:widows="2" fo:text-indent="0cm" style:auto-text-indent="false" fo:padding="0.049cm" fo:border="0.06pt solid #000000"/>
      <style:text-properties fo:font-variant="normal" fo:text-transform="none" fo:color="#000000" loext:opacity="100%" fo:letter-spacing="normal"/>
    </style:style>
    <style:style style:name="P1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049cm" fo:border="0.06pt solid #000000"/>
    </style:style>
    <style:style style:name="P1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049cm" fo:border="0.06pt solid #000000"/>
      <style:text-properties fo:color="#000000" loext:opacity="100%" fo:background-color="transparent"/>
    </style:style>
    <style:style style:name="P16" style:family="paragraph" style:parent-style-name="Preformatted_20_Text">
      <style:paragraph-properties fo:margin-left="0cm" fo:margin-right="0cm" fo:text-indent="0cm" style:auto-text-indent="false" style:writing-mode="lr-tb"/>
    </style:style>
    <style:style style:name="P17" style:family="paragraph" style:parent-style-name="Preformatted_20_Text">
      <style:paragraph-properties fo:margin-top="0cm" fo:margin-bottom="0.499cm" style:contextual-spacing="false" style:writing-mode="lr-tb"/>
    </style:style>
    <style:style style:name="P18" style:family="paragraph" style:parent-style-name="Preformatted_20_Text">
      <style:paragraph-properties style:writing-mode="lr-tb"/>
    </style:style>
    <style:style style:name="P19" style:family="paragraph" style:parent-style-name="Preformatted_20_Text">
      <style:text-properties fo:font-size="8pt" style:font-size-asian="8pt" style:font-size-complex="8pt"/>
    </style:style>
    <style:style style:name="P20" style:family="paragraph" style:parent-style-name="Standard">
      <style:paragraph-properties fo:margin-left="0cm" fo:margin-right="0cm" fo:text-indent="0cm" style:auto-text-indent="false"/>
      <style:text-properties fo:color="#000000" loext:opacity="100%" fo:background-color="transparent"/>
    </style:style>
    <style:style style:name="P2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Open Sans" fo:font-size="10.5pt" fo:letter-spacing="normal" fo:font-style="normal" fo:font-weight="normal" fo:background-color="transparent"/>
    </style:style>
    <style:style style:name="P22"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Open Sans" fo:font-size="10.5pt" fo:letter-spacing="normal" fo:font-style="normal" fo:font-weight="normal" fo:background-color="transparent"/>
    </style:style>
    <style:style style:name="P23" style:family="paragraph" style:parent-style-name="Text_20_body">
      <style:paragraph-properties fo:margin-left="0cm" fo:margin-right="0cm" fo:margin-top="0cm" fo:margin-bottom="0cm" style:contextual-spacing="false" fo:text-align="start" style:justify-single-word="false" fo:orphans="40" fo:widows="2" fo:text-indent="0cm" style:auto-text-indent="false"/>
      <style:text-properties fo:font-variant="normal" fo:text-transform="none" fo:color="#000000" loext:opacity="100%" style:font-name="Open Sans" fo:font-size="10.5pt" fo:letter-spacing="normal" fo:font-style="normal" fo:font-weight="normal" fo:background-color="transparent" loext:padding-left="0.049cm" loext:padding-right="0cm" loext:padding-top="0.049cm" loext:padding-bottom="0.049cm" loext:border-left="0.74pt solid #000000" loext:border-right="none" loext:border-top="0.74pt solid #000000" loext:border-bottom="0.74pt solid #000000"/>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cm" style:contextual-spacing="false" fo:text-align="start" style:justify-single-word="false" fo:orphans="40" fo:widows="2" fo:text-indent="0cm" style:auto-text-indent="false"/>
    </style:style>
    <style:style style:name="P27" style:family="paragraph" style:parent-style-name="Text_20_body">
      <style:paragraph-properties fo:margin-left="0cm" fo:margin-right="0cm" fo:margin-top="0cm" fo:margin-bottom="0cm" style:contextual-spacing="false" fo:text-align="start" style:justify-single-word="false" fo:orphans="40" fo:widows="2" fo:text-indent="0cm" style:auto-text-indent="false"/>
      <style:text-properties officeooo:paragraph-rsid="0016ce91"/>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paragraph-properties fo:margin-left="0cm" fo:margin-right="0cm" fo:margin-top="0cm" fo:margin-bottom="0cm" style:contextual-spacing="false" fo:text-align="start" style:justify-single-word="false" fo:orphans="40" fo:widows="2" fo:text-indent="0cm" style:auto-text-indent="false"/>
      <style:text-properties fo:font-size="8pt" officeooo:paragraph-rsid="0016ce91" style:font-size-asian="8pt" style:font-size-complex="8pt"/>
    </style:style>
    <style:style style:name="T1"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normal" style:text-blinking="false"/>
    </style:style>
    <style:style style:name="T2"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normal" style:text-blinking="false" fo:background-color="#ffff00" loext:char-shading-value="0"/>
    </style:style>
    <style:style style:name="T5"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normal" style:text-blinking="false" fo:background-color="#ffff00" loext:char-shading-value="0"/>
    </style:style>
    <style:style style:name="T6"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normal" style:text-blinking="false"/>
    </style:style>
    <style:style style:name="T7"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style:style>
    <style:style style:name="T8"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fo:background-color="transparent" loext:char-shading-value="0"/>
    </style:style>
    <style:style style:name="T9"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fo:background-color="transparent" loext:char-shading-value="0" loext:padding-left="0.049cm" loext:padding-right="0cm" loext:padding-top="0.049cm" loext:padding-bottom="0.049cm" loext:border-left="0.74pt solid #000000" loext:border-right="none" loext:border-top="0.74pt solid #000000" loext:border-bottom="0.74pt solid #000000"/>
    </style:style>
    <style:style style:name="T10"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fo:background-color="transparent" loext:char-shading-value="0" loext:padding-left="0.049cm" loext:padding-right="0cm" loext:padding-top="0.049cm" loext:padding-bottom="0.049cm" loext:border-left="0.74pt solid #000000" loext:border-right="none" loext:border-top="0.74pt solid #000000" loext:border-bottom="0.74pt solid #000000"/>
    </style:style>
    <style:style style:name="T11"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fo:background-color="transparent" loext:char-shading-value="0"/>
    </style:style>
    <style:style style:name="T12"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loext:padding-left="0.049cm" loext:padding-right="0cm" loext:padding-top="0.049cm" loext:padding-bottom="0.049cm" loext:border-left="0.74pt solid #000000" loext:border-right="none" loext:border-top="0.74pt solid #000000" loext:border-bottom="0.74pt solid #000000"/>
    </style:style>
    <style:style style:name="T13"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loext:padding-left="0.049cm" loext:padding-right="0cm" loext:padding-top="0.049cm" loext:padding-bottom="0.049cm" loext:border-left="0.74pt solid #000000" loext:border-right="none" loext:border-top="0.74pt solid #000000" loext:border-bottom="0.74pt solid #000000"/>
    </style:style>
    <style:style style:name="T14"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fo:background-color="#ffff00" loext:char-shading-value="0"/>
    </style:style>
    <style:style style:name="T15"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fo:background-color="#ffff00" loext:char-shading-value="0" loext:padding-left="0.049cm" loext:padding-right="0cm" loext:padding-top="0.049cm" loext:padding-bottom="0.049cm" loext:border-left="0.74pt solid #000000" loext:border-right="none" loext:border-top="0.74pt solid #000000" loext:border-bottom="0.74pt solid #000000"/>
    </style:style>
    <style:style style:name="T16"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fo:background-color="#ffff00" loext:char-shading-value="0" loext:padding-left="0.049cm" loext:padding-right="0cm" loext:padding-top="0.049cm" loext:padding-bottom="0.049cm" loext:border-left="0.74pt solid #000000" loext:border-right="none" loext:border-top="0.74pt solid #000000" loext:border-bottom="0.74pt solid #000000"/>
    </style:style>
    <style:style style:name="T17"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fo:background-color="#ffff00" loext:char-shading-value="0"/>
    </style:style>
    <style:style style:name="T18" style:family="text">
      <style:text-properties fo:font-variant="normal" fo:text-transform="none" fo:color="#f3f5f9" loext:opacity="100%" style:text-line-through-style="none" style:text-line-through-type="none" style:font-name="Open Sans" fo:font-size="10.5pt" fo:letter-spacing="normal" fo:font-style="normal" style:text-underline-style="none" fo:font-weight="bold" style:text-blinking="false"/>
    </style:style>
    <style:style style:name="T19" style:family="text">
      <style:text-properties fo:font-variant="normal" fo:text-transform="none" fo:color="#f3f5f9" loext:opacity="100%" style:text-line-through-style="none" style:text-line-through-type="none" style:font-name="monospace" fo:font-size="10.5pt" fo:letter-spacing="normal" fo:font-style="normal" style:text-underline-style="none" fo:font-weight="normal" style:text-blinking="false" fo:background-color="transparent" loext:char-shading-value="0" loext:padding="0cm" loext:border="none"/>
    </style:style>
    <style:style style:name="T20" style:family="text">
      <style:text-properties fo:font-variant="normal" fo:text-transform="none" fo:color="#f3f5f9" loext:opacity="100%" style:text-line-through-style="none" style:text-line-through-type="none" style:font-name="monospace" fo:font-size="10.5pt" fo:letter-spacing="normal" fo:font-style="normal" style:text-underline-style="none" fo:font-weight="normal" style:text-blinking="false" fo:background-color="transparent" loext:char-shading-value="0" loext:padding="0cm" loext:border="none"/>
    </style:style>
    <style:style style:name="T21" style:family="text">
      <style:text-properties fo:font-variant="normal" fo:text-transform="none" fo:color="#f3f5f9" loext:opacity="100%" style:text-line-through-style="none" style:text-line-through-type="none" style:font-name="monospace" fo:font-size="10.5pt" fo:letter-spacing="normal" fo:font-style="normal" style:text-underline-style="none" fo:font-weight="normal" style:text-blinking="false" loext:padding="0cm" loext:border="none"/>
    </style:style>
    <style:style style:name="T22" style:family="text">
      <style:text-properties fo:font-variant="normal" fo:text-transform="none" fo:color="#f3f5f9" loext:opacity="100%" style:text-line-through-style="none" style:text-line-through-type="none" style:font-name="monospace" fo:font-size="10.5pt" fo:letter-spacing="normal" fo:font-style="normal" style:text-underline-style="none" fo:font-weight="normal" style:text-blinking="false" loext:padding="0cm" loext:border="none"/>
    </style:style>
    <style:style style:name="T23" style:family="text">
      <style:text-properties fo:font-variant="normal" fo:text-transform="none" fo:color="#f3f5f9" loext:opacity="100%" style:text-line-through-style="none" style:text-line-through-type="none" style:font-name="monospace" fo:font-size="10.5pt" fo:letter-spacing="normal" fo:font-style="normal" style:text-underline-style="none" fo:font-weight="normal" style:text-blinking="false" fo:background-color="#ffff00" loext:char-shading-value="0" loext:padding="0cm" loext:border="none"/>
    </style:style>
    <style:style style:name="T24" style:family="text">
      <style:text-properties fo:font-variant="normal" fo:text-transform="none" fo:color="#f3f5f9" loext:opacity="100%" style:text-line-through-style="none" style:text-line-through-type="none" style:font-name="monospace" fo:font-size="10.5pt" fo:letter-spacing="normal" fo:font-style="normal" style:text-underline-style="none" fo:font-weight="normal" style:text-blinking="false" fo:background-color="#ffff00" loext:char-shading-value="0" loext:padding="0cm" loext:border="none"/>
    </style:style>
    <style:style style:name="T25" style:family="text">
      <style:text-properties fo:font-variant="normal" fo:text-transform="none" fo:color="#f3f5f9" loext:opacity="100%" style:font-name="monospace" fo:font-size="10.5pt" fo:letter-spacing="normal" fo:font-style="normal" fo:font-weight="normal"/>
    </style:style>
    <style:style style:name="T26" style:family="text">
      <style:text-properties fo:font-variant="normal" fo:text-transform="none" fo:color="#f3f5f9" loext:opacity="100%" style:font-name="monospace" fo:font-size="10.5pt" fo:letter-spacing="normal" fo:font-style="normal" fo:font-weight="normal" loext:padding="0cm" loext:border="none"/>
    </style:style>
    <style:style style:name="T27" style:family="text">
      <style:text-properties fo:font-variant="normal" fo:text-transform="none" fo:color="#f3f5f9" loext:opacity="100%" style:font-name="monospace" fo:font-size="10.5pt" fo:letter-spacing="normal" fo:font-style="normal" fo:font-weight="normal" loext:padding="0cm" loext:border="none"/>
    </style:style>
    <style:style style:name="T28" style:family="text">
      <style:text-properties fo:font-variant="normal" fo:text-transform="none" fo:color="#f3f5f9" loext:opacity="100%" style:font-name="monospace" fo:font-size="10.5pt" fo:letter-spacing="normal" fo:font-style="normal" fo:font-weight="normal" fo:background-color="#ffff00" loext:char-shading-value="0"/>
    </style:style>
    <style:style style:name="T29" style:family="text">
      <style:text-properties fo:font-variant="normal" fo:text-transform="none" fo:color="#f3f5f9" loext:opacity="100%" style:font-name="monospace" fo:font-size="10.5pt" fo:letter-spacing="normal" fo:font-style="normal" fo:font-weight="normal" fo:background-color="#ffff00" loext:char-shading-value="0" loext:padding="0cm" loext:border="none"/>
    </style:style>
    <style:style style:name="T30" style:family="text">
      <style:text-properties fo:font-variant="normal" fo:text-transform="none" fo:color="#f3f5f9" loext:opacity="100%" style:font-name="monospace" fo:font-size="10.5pt" fo:letter-spacing="normal" fo:font-style="normal" fo:font-weight="normal" fo:background-color="#ffff00" loext:char-shading-value="0" loext:padding="0cm" loext:border="none"/>
    </style:style>
    <style:style style:name="T31" style:family="text">
      <style:text-properties fo:font-variant="normal" fo:text-transform="none" fo:color="#f3f5f9" loext:opacity="100%" style:font-name="monospace" fo:font-size="10.5pt" fo:letter-spacing="normal" fo:font-style="normal" fo:font-weight="normal" fo:background-color="#ffff00" loext:char-shading-value="0"/>
    </style:style>
    <style:style style:name="T32" style:family="text">
      <style:text-properties fo:font-variant="normal" fo:text-transform="none" fo:color="#f3f5f9" loext:opacity="100%" style:font-name="monospace" fo:font-size="10.5pt" fo:letter-spacing="normal" fo:font-style="normal" fo:font-weight="normal"/>
    </style:style>
    <style:style style:name="T33" style:family="text">
      <style:text-properties fo:font-variant="normal" fo:text-transform="none" fo:color="#f3f5f9" loext:opacity="100%" style:font-name="monospace" fo:font-size="10.5pt" fo:letter-spacing="normal" fo:font-style="normal" fo:font-weight="normal" fo:background-color="transparent" loext:char-shading-value="0"/>
    </style:style>
    <style:style style:name="T34" style:family="text">
      <style:text-properties fo:font-variant="normal" fo:text-transform="none" fo:color="#f3f5f9" loext:opacity="100%" style:font-name="monospace" fo:font-size="10.5pt" fo:letter-spacing="normal" fo:font-style="normal" fo:font-weight="normal" fo:background-color="transparent" loext:char-shading-value="0"/>
    </style:style>
    <style:style style:name="T35" style:family="text">
      <style:text-properties fo:font-variant="normal" fo:text-transform="none" fo:color="#f3f5f9" loext:opacity="100%" style:font-name="monospace" fo:font-size="10.5pt" fo:letter-spacing="normal" fo:font-style="normal" fo:font-weight="normal" fo:background-color="transparent" loext:char-shading-value="0" loext:padding="0cm" loext:border="none"/>
    </style:style>
    <style:style style:name="T36" style:family="text">
      <style:text-properties fo:font-variant="normal" fo:text-transform="none" fo:color="#f3f5f9" loext:opacity="100%" style:font-name="monospace" fo:font-size="10.5pt" fo:letter-spacing="normal" fo:font-style="normal" fo:font-weight="normal" fo:background-color="transparent" loext:char-shading-value="0" loext:padding="0cm" loext:border="none"/>
    </style:style>
    <style:style style:name="T37" style:family="text">
      <style:text-properties fo:font-variant="normal" fo:text-transform="none" fo:color="#f3f5f9" loext:opacity="100%" style:font-name="monospace" fo:font-size="10.5pt" fo:letter-spacing="normal" fo:font-style="normal" fo:font-weight="bold"/>
    </style:style>
    <style:style style:name="T38" style:family="text">
      <style:text-properties fo:font-variant="normal" fo:text-transform="none" fo:color="#f3f5f9" loext:opacity="100%" style:font-name="monospace" fo:font-size="10.5pt" fo:letter-spacing="normal" fo:font-style="normal" fo:font-weight="bold" fo:background-color="#ffff00" loext:char-shading-value="0"/>
    </style:style>
    <style:style style:name="T39" style:family="text">
      <style:text-properties fo:font-variant="normal" fo:text-transform="none" fo:color="#f3f5f9" loext:opacity="100%" style:font-name="monospace" fo:font-size="10.5pt" fo:letter-spacing="normal" fo:font-style="normal" fo:font-weight="bold" fo:background-color="#ffff00" loext:char-shading-value="0"/>
    </style:style>
    <style:style style:name="T40" style:family="text">
      <style:text-properties fo:font-variant="normal" fo:text-transform="none" fo:color="#f3f5f9" loext:opacity="100%" style:font-name="monospace" fo:font-size="10.5pt" fo:letter-spacing="normal" fo:font-style="normal" fo:font-weight="bold"/>
    </style:style>
    <style:style style:name="T41" style:family="text">
      <style:text-properties fo:font-variant="normal" fo:text-transform="none" fo:color="#f3f5f9" loext:opacity="100%" style:font-name="monospace" fo:font-size="10.5pt" fo:letter-spacing="normal" fo:font-style="normal" fo:font-weight="bold" fo:background-color="transparent" loext:char-shading-value="0"/>
    </style:style>
    <style:style style:name="T42" style:family="text">
      <style:text-properties fo:font-variant="normal" fo:text-transform="none" fo:color="#f3f5f9" loext:opacity="100%" style:font-name="monospace" fo:font-size="10.5pt" fo:letter-spacing="normal" fo:font-style="normal" fo:font-weight="bold" fo:background-color="transparent" loext:char-shading-value="0"/>
    </style:style>
    <style:style style:name="T43" style:family="text">
      <style:text-properties fo:font-variant="normal" fo:text-transform="none" fo:color="#f3f5f9" loext:opacity="100%" style:font-name="monospace" fo:font-size="10.5pt" fo:letter-spacing="normal" fo:font-style="italic" fo:font-weight="bold" loext:padding="0cm" loext:border="none"/>
    </style:style>
    <style:style style:name="T44" style:family="text">
      <style:text-properties fo:font-variant="normal" fo:text-transform="none" fo:color="#f3f5f9" loext:opacity="100%" style:font-name="monospace" fo:font-size="10.5pt" fo:letter-spacing="normal" fo:font-style="italic" fo:font-weight="bold" loext:padding="0cm" loext:border="none"/>
    </style:style>
    <style:style style:name="T45" style:family="text">
      <style:text-properties fo:font-variant="normal" fo:text-transform="none" fo:color="#f3f5f9" loext:opacity="100%" style:font-name="monospace" fo:font-size="10.5pt" fo:letter-spacing="normal" fo:font-style="italic" fo:font-weight="bold" fo:background-color="#ffff00" loext:char-shading-value="0" loext:padding="0cm" loext:border="none"/>
    </style:style>
    <style:style style:name="T46" style:family="text">
      <style:text-properties fo:font-variant="normal" fo:text-transform="none" fo:color="#f3f5f9" loext:opacity="100%" style:font-name="monospace" fo:font-size="10.5pt" fo:letter-spacing="normal" fo:font-style="italic" fo:font-weight="bold" fo:background-color="#ffff00" loext:char-shading-value="0" loext:padding="0cm" loext:border="none"/>
    </style:style>
    <style:style style:name="T47" style:family="text">
      <style:text-properties fo:font-variant="normal" fo:text-transform="none" fo:color="#f3f5f9" loext:opacity="100%" style:font-name="monospace" fo:font-size="10.5pt" fo:letter-spacing="normal" fo:font-style="italic" fo:font-weight="bold" fo:background-color="transparent" loext:char-shading-value="0" loext:padding="0cm" loext:border="none"/>
    </style:style>
    <style:style style:name="T48" style:family="text">
      <style:text-properties fo:font-variant="normal" fo:text-transform="none" fo:color="#f3f5f9" loext:opacity="100%" style:font-name="monospace" fo:font-size="10.5pt" fo:letter-spacing="normal" fo:font-style="italic" fo:font-weight="bold" fo:background-color="transparent" loext:char-shading-value="0" loext:padding="0cm" loext:border="none"/>
    </style:style>
    <style:style style:name="T49" style:family="text">
      <style:text-properties fo:font-variant="normal" fo:text-transform="none" fo:color="#f3f5f9" loext:opacity="100%" fo:letter-spacing="normal"/>
    </style:style>
    <style:style style:name="T50" style:family="text">
      <style:text-properties fo:font-variant="normal" fo:text-transform="none" fo:color="#f3f5f9" loext:opacity="100%" fo:letter-spacing="normal" fo:background-color="#ffff00" loext:char-shading-value="0"/>
    </style:style>
    <style:style style:name="T51" style:family="text">
      <style:text-properties fo:font-variant="normal" fo:text-transform="none" fo:color="#f3f5f9" loext:opacity="100%" fo:letter-spacing="normal" fo:background-color="#ffff00" loext:char-shading-value="0"/>
    </style:style>
    <style:style style:name="T52" style:family="text">
      <style:text-properties fo:font-variant="normal" fo:text-transform="none" fo:color="#f3f5f9" loext:opacity="100%" fo:letter-spacing="normal"/>
    </style:style>
    <style:style style:name="T53" style:family="text">
      <style:text-properties fo:font-variant="normal" fo:text-transform="none" fo:color="#f3f5f9" loext:opacity="100%" fo:letter-spacing="normal" fo:background-color="transparent" loext:char-shading-value="0"/>
    </style:style>
    <style:style style:name="T54" style:family="text">
      <style:text-properties fo:font-variant="normal" fo:text-transform="none" fo:color="#f3f5f9" loext:opacity="100%" fo:letter-spacing="normal" fo:background-color="transparent" loext:char-shading-value="0"/>
    </style:style>
    <style:style style:name="T55" style:family="text">
      <style:text-properties fo:font-variant="normal" fo:text-transform="none" fo:color="#f3f5f9" loext:opacity="100%" style:font-name="Open Sans" fo:font-size="10.5pt" fo:letter-spacing="normal" fo:font-style="normal" fo:font-weight="normal"/>
    </style:style>
    <style:style style:name="T56" style:family="text">
      <style:text-properties fo:font-variant="normal" fo:text-transform="none" fo:color="#f3f5f9" loext:opacity="100%" style:font-name="Open Sans" fo:font-size="10.5pt" fo:letter-spacing="normal" fo:font-style="normal" fo:font-weight="normal" loext:padding-left="0.049cm" loext:padding-right="0cm" loext:padding-top="0.049cm" loext:padding-bottom="0.049cm" loext:border-left="0.74pt solid #000000" loext:border-right="none" loext:border-top="0.74pt solid #000000" loext:border-bottom="0.74pt solid #000000"/>
    </style:style>
    <style:style style:name="T57" style:family="text">
      <style:text-properties fo:font-variant="normal" fo:text-transform="none" fo:color="#f3f5f9" loext:opacity="100%" style:font-name="Open Sans" fo:font-size="10.5pt" fo:letter-spacing="normal" fo:font-style="normal" fo:font-weight="normal" loext:padding-left="0.049cm" loext:padding-right="0cm" loext:padding-top="0.049cm" loext:padding-bottom="0.049cm" loext:border-left="0.74pt solid #000000" loext:border-right="none" loext:border-top="0.74pt solid #000000" loext:border-bottom="0.74pt solid #000000"/>
    </style:style>
    <style:style style:name="T58" style:family="text">
      <style:text-properties fo:font-variant="normal" fo:text-transform="none" fo:color="#f3f5f9" loext:opacity="100%" style:font-name="Open Sans" fo:font-size="10.5pt" fo:letter-spacing="normal" fo:font-style="normal" fo:font-weight="normal" fo:background-color="#ffff00" loext:char-shading-value="0"/>
    </style:style>
    <style:style style:name="T59" style:family="text">
      <style:text-properties fo:font-variant="normal" fo:text-transform="none" fo:color="#f3f5f9" loext:opacity="100%" style:font-name="Open Sans" fo:font-size="10.5pt" fo:letter-spacing="normal" fo:font-style="normal" fo:font-weight="normal" fo:background-color="#ffff00" loext:char-shading-value="0" loext:padding-left="0.049cm" loext:padding-right="0cm" loext:padding-top="0.049cm" loext:padding-bottom="0.049cm" loext:border-left="0.74pt solid #000000" loext:border-right="none" loext:border-top="0.74pt solid #000000" loext:border-bottom="0.74pt solid #000000"/>
    </style:style>
    <style:style style:name="T60" style:family="text">
      <style:text-properties fo:font-variant="normal" fo:text-transform="none" fo:color="#f3f5f9" loext:opacity="100%" style:font-name="Open Sans" fo:font-size="10.5pt" fo:letter-spacing="normal" fo:font-style="normal" fo:font-weight="normal" fo:background-color="#ffff00" loext:char-shading-value="0" loext:padding-left="0.049cm" loext:padding-right="0cm" loext:padding-top="0.049cm" loext:padding-bottom="0.049cm" loext:border-left="0.74pt solid #000000" loext:border-right="none" loext:border-top="0.74pt solid #000000" loext:border-bottom="0.74pt solid #000000"/>
    </style:style>
    <style:style style:name="T61" style:family="text">
      <style:text-properties fo:font-variant="normal" fo:text-transform="none" fo:color="#f3f5f9" loext:opacity="100%" style:font-name="Open Sans" fo:font-size="10.5pt" fo:letter-spacing="normal" fo:font-style="normal" fo:font-weight="normal" fo:background-color="#ffff00" loext:char-shading-value="0"/>
    </style:style>
    <style:style style:name="T62" style:family="text">
      <style:text-properties fo:font-variant="normal" fo:text-transform="none" fo:color="#f3f5f9" loext:opacity="100%" style:font-name="Open Sans" fo:font-size="10.5pt" fo:letter-spacing="normal" fo:font-style="normal" fo:font-weight="normal"/>
    </style:style>
    <style:style style:name="T63" style:family="text">
      <style:text-properties fo:font-variant="normal" fo:text-transform="none" fo:color="#f3f5f9" loext:opacity="100%" style:font-name="Open Sans" fo:font-size="10.5pt" fo:letter-spacing="normal" fo:font-style="normal" fo:font-weight="normal" fo:background-color="transparent" loext:char-shading-value="0"/>
    </style:style>
    <style:style style:name="T64" style:family="text">
      <style:text-properties fo:font-variant="normal" fo:text-transform="none" fo:color="#f3f5f9" loext:opacity="100%" style:font-name="Open Sans" fo:font-size="10.5pt" fo:letter-spacing="normal" fo:font-style="normal" fo:font-weight="normal" fo:background-color="transparent" loext:char-shading-value="0"/>
    </style:style>
    <style:style style:name="T65" style:family="text">
      <style:text-properties fo:font-variant="normal" fo:text-transform="none" fo:color="#f3f5f9" loext:opacity="100%" style:font-name="Open Sans" fo:font-size="10.5pt" fo:letter-spacing="normal" fo:font-style="normal" fo:font-weight="normal" fo:background-color="transparent" loext:char-shading-value="0" loext:padding-left="0.049cm" loext:padding-right="0cm" loext:padding-top="0.049cm" loext:padding-bottom="0.049cm" loext:border-left="0.74pt solid #000000" loext:border-right="none" loext:border-top="0.74pt solid #000000" loext:border-bottom="0.74pt solid #000000"/>
    </style:style>
    <style:style style:name="T66" style:family="text">
      <style:text-properties fo:font-variant="normal" fo:text-transform="none" fo:color="#f3f5f9" loext:opacity="100%" style:font-name="Open Sans" fo:font-size="10.5pt" fo:letter-spacing="normal" fo:font-style="normal" fo:font-weight="normal" fo:background-color="transparent" loext:char-shading-value="0" loext:padding-left="0.049cm" loext:padding-right="0cm" loext:padding-top="0.049cm" loext:padding-bottom="0.049cm" loext:border-left="0.74pt solid #000000" loext:border-right="none" loext:border-top="0.74pt solid #000000" loext:border-bottom="0.74pt solid #000000"/>
    </style:style>
    <style:style style:name="T67" style:family="text">
      <style:text-properties fo:font-variant="normal" fo:text-transform="none" fo:color="#f3f5f9" loext:opacity="100%" style:font-name="Open Sans" fo:font-size="10.5pt" fo:letter-spacing="normal" fo:font-style="italic" fo:font-weight="normal"/>
    </style:style>
    <style:style style:name="T68" style:family="text">
      <style:text-properties fo:font-variant="normal" fo:text-transform="none" fo:color="#f3f5f9" loext:opacity="100%" style:font-name="Open Sans" fo:font-size="10.5pt" fo:letter-spacing="normal" fo:font-style="italic" fo:font-weight="normal" fo:background-color="#ffff00" loext:char-shading-value="0"/>
    </style:style>
    <style:style style:name="T69" style:family="text">
      <style:text-properties fo:font-variant="normal" fo:text-transform="none" fo:color="#f3f5f9" loext:opacity="100%" style:font-name="Open Sans" fo:font-size="10.5pt" fo:letter-spacing="normal" fo:font-style="italic" fo:font-weight="normal" fo:background-color="#ffff00" loext:char-shading-value="0"/>
    </style:style>
    <style:style style:name="T70" style:family="text">
      <style:text-properties fo:font-variant="normal" fo:text-transform="none" fo:color="#f3f5f9" loext:opacity="100%" style:font-name="Open Sans" fo:font-size="10.5pt" fo:letter-spacing="normal" fo:font-style="italic" fo:font-weight="normal"/>
    </style:style>
    <style:style style:name="T71" style:family="text">
      <style:text-properties fo:font-variant="normal" fo:text-transform="none" fo:color="#f3f5f9" loext:opacity="100%" style:font-name="Open Sans" fo:font-size="10.5pt" fo:letter-spacing="normal" fo:font-style="italic" fo:font-weight="normal" fo:background-color="transparent" loext:char-shading-value="0"/>
    </style:style>
    <style:style style:name="T72" style:family="text">
      <style:text-properties fo:font-variant="normal" fo:text-transform="none" fo:color="#f3f5f9" loext:opacity="100%" style:font-name="Open Sans" fo:font-size="10.5pt" fo:letter-spacing="normal" fo:font-style="italic" fo:font-weight="normal" fo:background-color="transparent" loext:char-shading-value="0"/>
    </style:style>
    <style:style style:name="T73" style:family="text">
      <style:text-properties fo:font-variant="normal" fo:text-transform="none"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74" style:family="text">
      <style:text-properties fo:font-variant="normal" fo:text-transform="none" style:text-line-through-style="none" style:text-line-through-type="none" style:font-name="Open Sans" fo:font-size="10.5pt" fo:letter-spacing="normal" fo:font-style="normal" style:text-underline-style="none" fo:font-weight="bold" style:text-blinking="false" fo:background-color="transparent" loext:char-shading-value="0" loext:padding-left="0.049cm" loext:padding-right="0cm" loext:padding-top="0.049cm" loext:padding-bottom="0.049cm" loext:border-left="0.74pt solid #000000" loext:border-right="none" loext:border-top="0.74pt solid #000000" loext:border-bottom="0.74pt solid #000000"/>
    </style:style>
    <style:style style:name="T75" style:family="text">
      <style:text-properties fo:font-variant="normal" fo:text-transform="none" style:text-line-through-style="none" style:text-line-through-type="none" style:font-name="Open Sans" fo:font-size="10.5pt" fo:letter-spacing="normal" fo:font-style="normal" style:text-underline-style="none" fo:font-weight="bold" style:text-blinking="false" fo:background-color="transparent" loext:char-shading-value="0"/>
    </style:style>
    <style:style style:name="T76" style:family="text">
      <style:text-properties fo:font-variant="normal" fo:text-transform="none" style:text-line-through-style="none" style:text-line-through-type="none" style:font-name="monospace" fo:font-size="10.5pt" fo:letter-spacing="normal" fo:font-style="normal" style:text-underline-style="none" fo:font-weight="normal" style:text-blinking="false" fo:background-color="transparent" loext:char-shading-value="0" loext:padding="0cm" loext:border="none"/>
    </style:style>
    <style:style style:name="T77" style:family="text">
      <style:text-properties fo:font-variant="normal" fo:text-transform="none" fo:letter-spacing="normal"/>
    </style:style>
    <style:style style:name="T78" style:family="text">
      <style:text-properties fo:font-variant="normal" fo:text-transform="none" fo:letter-spacing="normal" fo:background-color="transparent" loext:char-shading-value="0"/>
    </style:style>
    <style:style style:name="T79" style:family="text">
      <style:text-properties fo:font-variant="normal" fo:text-transform="none" style:font-name="monospace" fo:font-size="10.5pt" fo:letter-spacing="normal" fo:font-style="normal" fo:font-weight="normal"/>
    </style:style>
    <style:style style:name="T80" style:family="text">
      <style:text-properties fo:font-variant="normal" fo:text-transform="none" style:font-name="monospace" fo:font-size="10.5pt" fo:letter-spacing="normal" fo:font-style="normal" fo:font-weight="normal" fo:background-color="transparent" loext:char-shading-value="0"/>
    </style:style>
    <style:style style:name="T81" style:family="text">
      <style:text-properties fo:font-variant="normal" fo:text-transform="none" style:font-name="monospace" fo:font-size="10.5pt" fo:letter-spacing="normal" fo:font-style="normal" fo:font-weight="normal" fo:background-color="transparent" loext:char-shading-value="0" loext:padding="0cm" loext:border="none"/>
    </style:style>
    <style:style style:name="T82" style:family="text">
      <style:text-properties fo:font-variant="normal" fo:text-transform="none" style:font-name="monospace" fo:font-size="10.5pt" fo:letter-spacing="normal" fo:font-style="normal" fo:font-weight="bold"/>
    </style:style>
    <style:style style:name="T83" style:family="text">
      <style:text-properties fo:font-variant="normal" fo:text-transform="none" style:font-name="monospace" fo:font-size="10.5pt" fo:letter-spacing="normal" fo:font-style="normal" fo:font-weight="bold" fo:background-color="transparent" loext:char-shading-value="0"/>
    </style:style>
    <style:style style:name="T84" style:family="text">
      <style:text-properties fo:font-variant="normal" fo:text-transform="none" style:font-name="monospace" fo:font-size="10.5pt" fo:letter-spacing="normal" fo:font-style="italic" fo:font-weight="bold" fo:background-color="transparent" loext:char-shading-value="0" loext:padding="0cm" loext:border="none"/>
    </style:style>
    <style:style style:name="T85" style:family="text">
      <style:text-properties fo:font-variant="normal" fo:text-transform="none" style:font-name="Open Sans" fo:font-size="10.5pt" fo:letter-spacing="normal" fo:font-style="normal" fo:font-weight="normal" fo:background-color="transparent" loext:char-shading-value="0"/>
    </style:style>
    <style:style style:name="T86" style:family="text">
      <style:text-properties fo:font-variant="normal" fo:text-transform="none" style:font-name="Open Sans" fo:font-size="10.5pt" fo:letter-spacing="normal" fo:font-style="normal" fo:font-weight="normal" fo:background-color="transparent" loext:char-shading-value="0" loext:padding-left="0.049cm" loext:padding-right="0cm" loext:padding-top="0.049cm" loext:padding-bottom="0.049cm" loext:border-left="0.74pt solid #000000" loext:border-right="none" loext:border-top="0.74pt solid #000000" loext:border-bottom="0.74pt solid #000000"/>
    </style:style>
    <style:style style:name="T87" style:family="text">
      <style:text-properties fo:font-variant="normal" fo:text-transform="none" style:font-name="Open Sans" fo:font-size="10.5pt" fo:letter-spacing="normal" fo:font-style="italic" fo:font-weight="normal" fo:background-color="transparent" loext:char-shading-value="0"/>
    </style:style>
    <style:style style:name="T88" style:family="text">
      <style:text-properties fo:font-variant="normal" fo:text-transform="none" fo:color="#000000" loext:opacity="100%"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89" style:family="text">
      <style:text-properties fo:font-variant="normal" fo:text-transform="none" fo:color="#000000" loext:opacity="100%" style:text-line-through-style="none" style:text-line-through-type="none" style:font-name="Open Sans" fo:font-size="10.5pt" fo:letter-spacing="normal" fo:font-style="normal" style:text-underline-style="none" fo:font-weight="bold" style:text-blinking="false" fo:background-color="transparent" loext:char-shading-value="0" loext:padding-left="0.049cm" loext:padding-right="0cm" loext:padding-top="0.049cm" loext:padding-bottom="0.049cm" loext:border-left="0.74pt solid #000000" loext:border-right="none" loext:border-top="0.74pt solid #000000" loext:border-bottom="0.74pt solid #000000"/>
    </style:style>
    <style:style style:name="T90" style:family="text">
      <style:text-properties fo:font-variant="normal" fo:text-transform="none" fo:color="#000000" loext:opacity="100%" style:text-line-through-style="none" style:text-line-through-type="none" style:font-name="Open Sans" fo:font-size="10.5pt" fo:letter-spacing="normal" fo:font-style="normal" style:text-underline-style="none" fo:font-weight="bold" style:text-blinking="false" fo:background-color="transparent" loext:char-shading-value="0"/>
    </style:style>
    <style:style style:name="T91" style:family="text">
      <style:text-properties fo:font-variant="normal" fo:text-transform="none" fo:color="#000000" loext:opacity="100%" style:text-line-through-style="none" style:text-line-through-type="none" style:font-name="monospace" fo:font-size="10.5pt" fo:letter-spacing="normal" fo:font-style="normal" style:text-underline-style="none" fo:font-weight="normal" style:text-blinking="false" fo:background-color="transparent" loext:char-shading-value="0" loext:padding="0cm" loext:border="none"/>
    </style:style>
    <style:style style:name="T92" style:family="text">
      <style:text-properties fo:font-variant="normal" fo:text-transform="none" fo:color="#000000" loext:opacity="100%" fo:letter-spacing="normal"/>
    </style:style>
    <style:style style:name="T93" style:family="text">
      <style:text-properties fo:font-variant="normal" fo:text-transform="none" fo:color="#000000" loext:opacity="100%" fo:letter-spacing="normal" fo:background-color="transparent" loext:char-shading-value="0"/>
    </style:style>
    <style:style style:name="T94" style:family="text">
      <style:text-properties fo:font-variant="normal" fo:text-transform="none" fo:color="#000000" loext:opacity="100%" style:font-name="monospace" fo:font-size="10.5pt" fo:letter-spacing="normal" fo:font-style="normal" fo:font-weight="normal"/>
    </style:style>
    <style:style style:name="T95" style:family="text">
      <style:text-properties fo:font-variant="normal" fo:text-transform="none" fo:color="#000000" loext:opacity="100%" style:font-name="monospace" fo:font-size="10.5pt" fo:letter-spacing="normal" fo:font-style="normal" fo:font-weight="normal" fo:background-color="transparent" loext:char-shading-value="0"/>
    </style:style>
    <style:style style:name="T96" style:family="text">
      <style:text-properties fo:font-variant="normal" fo:text-transform="none" fo:color="#000000" loext:opacity="100%" style:font-name="monospace" fo:font-size="10.5pt" fo:letter-spacing="normal" fo:font-style="normal" fo:font-weight="normal" fo:background-color="transparent" loext:char-shading-value="0" loext:padding="0cm" loext:border="none"/>
    </style:style>
    <style:style style:name="T97" style:family="text">
      <style:text-properties fo:font-variant="normal" fo:text-transform="none" fo:color="#000000" loext:opacity="100%" style:font-name="monospace" fo:font-size="10.5pt" fo:letter-spacing="normal" fo:font-style="normal" fo:font-weight="bold"/>
    </style:style>
    <style:style style:name="T98" style:family="text">
      <style:text-properties fo:font-variant="normal" fo:text-transform="none" fo:color="#000000" loext:opacity="100%" style:font-name="monospace" fo:font-size="10.5pt" fo:letter-spacing="normal" fo:font-style="normal" fo:font-weight="bold" fo:background-color="transparent" loext:char-shading-value="0"/>
    </style:style>
    <style:style style:name="T99" style:family="text">
      <style:text-properties fo:font-variant="normal" fo:text-transform="none" fo:color="#000000" loext:opacity="100%" style:font-name="monospace" fo:font-size="10.5pt" fo:letter-spacing="normal" fo:font-style="italic" fo:font-weight="bold" fo:background-color="transparent" loext:char-shading-value="0" loext:padding="0cm" loext:border="none"/>
    </style:style>
    <style:style style:name="T100" style:family="text">
      <style:text-properties fo:font-variant="normal" fo:text-transform="none" fo:color="#000000" loext:opacity="100%" style:font-name="Open Sans" fo:font-size="10.5pt" fo:letter-spacing="normal" fo:font-style="normal" fo:font-weight="normal" fo:background-color="transparent" loext:char-shading-value="0"/>
    </style:style>
    <style:style style:name="T101" style:family="text">
      <style:text-properties fo:font-variant="normal" fo:text-transform="none" fo:color="#000000" loext:opacity="100%" style:font-name="Open Sans" fo:font-size="10.5pt" fo:letter-spacing="normal" fo:font-style="normal" fo:font-weight="normal" fo:background-color="transparent" loext:char-shading-value="0" loext:padding-left="0.049cm" loext:padding-right="0cm" loext:padding-top="0.049cm" loext:padding-bottom="0.049cm" loext:border-left="0.74pt solid #000000" loext:border-right="none" loext:border-top="0.74pt solid #000000" loext:border-bottom="0.74pt solid #000000"/>
    </style:style>
    <style:style style:name="T102" style:family="text">
      <style:text-properties fo:font-variant="normal" fo:text-transform="none" fo:color="#000000" loext:opacity="100%" style:font-name="Open Sans" fo:font-size="10.5pt" fo:letter-spacing="normal" fo:font-style="italic" fo:font-weight="normal" fo:background-color="transparent" loext:char-shading-value="0"/>
    </style:style>
    <style:style style:name="T103" style:family="text">
      <style:text-properties fo:font-variant="normal" fo:text-transform="none" fo:color="#000000" loext:opacity="100%" fo:font-size="10.5pt" fo:letter-spacing="normal" fo:font-style="normal" fo:font-weight="normal" fo:background-color="transparent" loext:char-shading-value="0" loext:padding-left="0.049cm" loext:padding-right="0cm" loext:padding-top="0.049cm" loext:padding-bottom="0.049cm" loext:border-left="0.74pt solid #000000" loext:border-right="none" loext:border-top="0.74pt solid #000000" loext:border-bottom="0.74pt solid #000000"/>
    </style:style>
    <style:style style:name="T104" style:family="text">
      <style:text-properties style:font-name="monospace" fo:font-size="10.5pt" fo:font-style="normal" fo:font-weight="normal"/>
    </style:style>
    <style:style style:name="T105" style:family="text">
      <style:text-properties fo:font-size="8pt" style:font-size-asian="8pt" style:font-size-complex="8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5.4 Ограничения</text:h>
      <text:section text:style-name="Sect1" text:name="DDL-CONSTRAINTS">
        <text:p text:style-name="P9"><text:a xlink:type="simple" xlink:href="https://www.postgresql.org/docs/12/ddl-constraints.html#DDL-CONSTRAINTS-CHECK-CONSTRAINTS" text:style-name="Internet_20_link" text:visited-style-name="Visited_20_Internet_20_Link"><text:span text:style-name="T88">5.4.1.Проверка ограничений</text:span></text:a></text:p>
        <text:p text:style-name="P9"><text:a xlink:type="simple" xlink:href="https://www.postgresql.org/docs/12/ddl-constraints.html#id-1.5.4.6.6" text:style-name="Internet_20_link" text:visited-style-name="Visited_20_Internet_20_Link"><text:span text:style-name="T88">5.4.2 Ненулевые ограничения</text:span></text:a></text:p>
        <text:p text:style-name="P9"><text:a xlink:type="simple" xlink:href="https://www.postgresql.org/docs/12/ddl-constraints.html#DDL-CONSTRAINTS-UNIQUE-CONSTRAINTS" text:style-name="Internet_20_link" text:visited-style-name="Visited_20_Internet_20_Link"><text:span text:style-name="T88">5.4.3 Уникальные ограничения</text:span></text:a></text:p>
        <text:p text:style-name="P9"><text:a xlink:type="simple" xlink:href="https://www.postgresql.org/docs/12/ddl-constraints.html#DDL-CONSTRAINTS-PRIMARY-KEYS" text:style-name="Internet_20_link" text:visited-style-name="Visited_20_Internet_20_Link"><text:span text:style-name="T88">5.4.4 Первичные ключи</text:span></text:a></text:p>
        <text:p text:style-name="P9"><text:a xlink:type="simple" xlink:href="https://www.postgresql.org/docs/12/ddl-constraints.html#DDL-CONSTRAINTS-FK" text:style-name="Internet_20_link" text:visited-style-name="Visited_20_Internet_20_Link"><text:span text:style-name="T88">5.4.5 Внешние ключи</text:span></text:a></text:p>
        <text:p text:style-name="P9"><text:a xlink:type="simple" xlink:href="https://www.postgresql.org/docs/12/ddl-constraints.html#DDL-CONSTRAINTS-EXCLUSION" text:style-name="Internet_20_link" text:visited-style-name="Visited_20_Internet_20_Link"><text:span text:style-name="T88">5.4.6.Ограничения исключения</text:span></text:a></text:p>
        <text:p text:style-name="P21"><text:bookmark text:name="id-1.5.4.6.2"/>Типы данных — это способ ограничить вид данных, которые могут храниться в таблице. Однако для многих приложений ограничение, которое они предоставляют, слишком грубое. Например, столбец, содержащий цену продукта, вероятно, должен принимать только положительные значения. Но не существует стандартного типа данных, который принимает только положительные числа. Другая проблема заключается в том, что вам может потребоваться ограничить данные столбца относительно других столбцов или строк. Например, в таблице, содержащей информацию о продукте, для каждого номера продукта должна быть только одна строка.</text:p>
        <text:p text:style-name="P21">Для этого SQL позволяет вам определять ограничения для столбцов и таблиц. Ограничения дают вам столько контроля над данными в ваших таблицах, сколько вы хотите. Если пользователь пытается сохранить данные в столбце, который нарушает ограничение, возникает ошибка. Это применимо даже в том случае, если значение взято из определения значения по умолчанию.</text:p>
        <text:section text:style-name="Sect1" text:name="DDL-CONSTRAINTS-CHECK-CONSTRAINTS">
          <text:h text:style-name="P4" text:outline-level="3">5.4.1.Проверка ограничений</text:h>
          <text:p text:style-name="P21"><text:bookmark text:name="id-1.5.4.6.5.2"/><text:bookmark text:name="id-1.5.4.6.5.3"/>Проверочное ограничение — наиболее общий тип ограничения. Оно позволяет указать, что значение в определенном столбце должно удовлетворять булевому выражению (истинно-значение). Например, чтобы потребовать положительные цены на продукты, можно использовать:</text:p>
          <text:p text:style-name="P10">CREATE TABLE products (</text:p>
          <text:p text:style-name="P13"><text:s text:c="4"/><text:span text:style-name="T104">product_no integer,</text:span></text:p>
          <text:p text:style-name="P13"><text:s text:c="4"/><text:span text:style-name="T104">name text,</text:span></text:p>
          <text:p text:style-name="P14"><text:span text:style-name="T92"><text:s text:c="4"/></text:span><text:span text:style-name="T94">price numeric </text:span><text:span text:style-name="Strong_20_Emphasis"><text:span text:style-name="T97">CHECK (price &gt; 0)</text:span></text:span></text:p>
          <text:p text:style-name="P11">);</text:p>
          <text:p text:style-name="P24"><text:span text:style-name="T100">Как видите, определение ограничения следует после типа данных, как и определения значений по умолчанию. Значения по умолчанию и ограничения могут быть перечислены в любом порядке. Проверочное ограничение состоит из ключевого слова, </text:span><text:span text:style-name="Source_20_Text"><text:span text:style-name="T96">CHECK</text:span></text:span><text:span text:style-name="T100">за которым следует выражение в скобках. Выражение проверочного ограничения должно включать столбец, на который наложено ограничение, в противном случае ограничение не имело бы особого смысла.</text:span></text:p>
          <text:p text:style-name="P21"><text:bookmark text:name="id-1.5.4.6.5.6"/>Вы также можете дать ограничению отдельное имя. Это проясняет сообщения об ошибках и позволяет ссылаться на ограничение, когда вам нужно его изменить. Синтаксис:</text:p>
          <text:p text:style-name="P10">CREATE TABLE products (</text:p>
          <text:p text:style-name="P13"><text:s text:c="4"/><text:span text:style-name="T104">product_no integer,</text:span></text:p>
          <text:p text:style-name="P13"><text:s text:c="4"/><text:span text:style-name="T104">name text,</text:span></text:p>
          <text:p text:style-name="P14"><text:span text:style-name="T92"><text:s text:c="4"/></text:span><text:span text:style-name="T94">price numeric </text:span><text:span text:style-name="Strong_20_Emphasis"><text:span text:style-name="T97">CONSTRAINT positive_price</text:span></text:span><text:span text:style-name="T94"> CHECK (price &gt; 0)</text:span></text:p>
          <text:p text:style-name="P11">);</text:p>
          <text:p text:style-name="P24"><text:span text:style-name="T100">Таким образом, чтобы указать именованное ограничение, используйте ключевое слово, </text:span><text:span text:style-name="Source_20_Text"><text:span text:style-name="T96">CONSTRAINT</text:span></text:span><text:span text:style-name="T100">за которым следует идентификатор, а затем определение ограничения. (Если вы не укажете имя ограничения таким образом, система выберет имя за вас.)</text:span></text:p>
          <text:p text:style-name="P21"><text:soft-page-break/>Ограничение проверки также может относиться к нескольким столбцам. Допустим, вы храните обычную цену и цену со скидкой и хотите убедиться, что цена со скидкой ниже обычной цены:</text:p>
          <text:p text:style-name="P10">CREATE TABLE products (</text:p>
          <text:p text:style-name="P13"><text:s text:c="4"/><text:span text:style-name="T104">product_no integer,</text:span></text:p>
          <text:p text:style-name="P13"><text:s text:c="4"/><text:span text:style-name="T104">name text,</text:span></text:p>
          <text:p text:style-name="P13"><text:s text:c="4"/><text:span text:style-name="T104">price numeric CHECK (price &gt; 0),</text:span></text:p>
          <text:p text:style-name="P13"><text:s text:c="4"/><text:span text:style-name="T104">discounted_price numeric CHECK (discounted_price &gt; 0),</text:span></text:p>
          <text:p text:style-name="P14"><text:span text:style-name="T92"><text:s text:c="4"/></text:span><text:span text:style-name="Strong_20_Emphasis"><text:span text:style-name="T97">CHECK (price &gt; discounted_price)</text:span></text:span></text:p>
          <text:p text:style-name="P11">);</text:p>
          <text:p text:style-name="P21">Первые два ограничения должны выглядеть знакомыми. Третье использует новый синтаксис. Оно не прикреплено к определенному столбцу, а отображается как отдельный элемент в списке столбцов, разделенных запятыми. Определения столбцов и определения этих ограничений могут быть перечислены в смешанном порядке.</text:p>
          <text:p text:style-name="P21">Мы говорим, что первые два ограничения являются ограничениями столбцов, тогда как третье ограничение является ограничением таблицы, поскольку оно записано отдельно от любого определения столбца. Ограничения столбцов также могут быть записаны как ограничения таблиц, в то время как обратное не обязательно возможно, поскольку ограничение столбца должно ссылаться только на тот столбец, к которому оно прикреплено. ( PostgreSQL не применяет это правило, но вы должны следовать ему, если хотите, чтобы ваши определения таблиц работали с другими системами баз данных.) Приведенный выше пример также можно записать как:</text:p>
          <text:p text:style-name="P10">CREATE TABLE products (</text:p>
          <text:p text:style-name="P13"><text:s text:c="4"/><text:span text:style-name="T104">product_no integer,</text:span></text:p>
          <text:p text:style-name="P13"><text:s text:c="4"/><text:span text:style-name="T104">name text,</text:span></text:p>
          <text:p text:style-name="P13"><text:s text:c="4"/><text:span text:style-name="T104">price numeric,</text:span></text:p>
          <text:p text:style-name="P13"><text:s text:c="4"/><text:span text:style-name="T104">CHECK (price &gt; 0),</text:span></text:p>
          <text:p text:style-name="P13"><text:s text:c="4"/><text:span text:style-name="T104">discounted_price numeric,</text:span></text:p>
          <text:p text:style-name="P13"><text:s text:c="4"/><text:span text:style-name="T104">CHECK (discounted_price &gt; 0),</text:span></text:p>
          <text:p text:style-name="P13"><text:s text:c="4"/><text:span text:style-name="T104">CHECK (price &gt; discounted_price)</text:span></text:p>
          <text:p text:style-name="P11">);</text:p>
          <text:p text:style-name="P21">или даже:</text:p>
          <text:p text:style-name="P10">CREATE TABLE products (</text:p>
          <text:p text:style-name="P13"><text:s text:c="4"/><text:span text:style-name="T104">product_no integer,</text:span></text:p>
          <text:p text:style-name="P13"><text:s text:c="4"/><text:span text:style-name="T104">name text,</text:span></text:p>
          <text:p text:style-name="P13"><text:s text:c="4"/><text:span text:style-name="T104">price numeric CHECK (price &gt; 0),</text:span></text:p>
          <text:p text:style-name="P13"><text:s text:c="4"/><text:span text:style-name="T104">discounted_price numeric,</text:span></text:p>
          <text:p text:style-name="P13"><text:s text:c="4"/><text:span text:style-name="T104">CHECK (discounted_price &gt; 0 AND price &gt; discounted_price)</text:span></text:p>
          <text:p text:style-name="P11">);</text:p>
          <text:p text:style-name="P21">Это дело вкуса.</text:p>
          <text:p text:style-name="P21">Имена можно назначать ограничениям таблиц так же, как и ограничениям столбцов:</text:p>
          <text:p text:style-name="P10">CREATE TABLE products (</text:p>
          <text:p text:style-name="P13"><text:s text:c="4"/><text:span text:style-name="T104">product_no integer,</text:span></text:p>
          <text:p text:style-name="P13"><text:s text:c="4"/><text:span text:style-name="T104">name text,</text:span></text:p>
          <text:p text:style-name="P13"><text:s text:c="4"/><text:span text:style-name="T104">price numeric,</text:span></text:p>
          <text:p text:style-name="P13"><text:s text:c="4"/><text:span text:style-name="T104">CHECK (price &gt; 0),</text:span></text:p>
          <text:p text:style-name="P13"><text:s text:c="4"/><text:span text:style-name="T104">discounted_price numeric,</text:span></text:p>
          <text:p text:style-name="P13"><text:s text:c="4"/><text:span text:style-name="T104">CHECK (discounted_price &gt; 0),</text:span></text:p>
          <text:p text:style-name="P14"><text:span text:style-name="T92"><text:s text:c="4"/></text:span><text:span text:style-name="Strong_20_Emphasis"><text:span text:style-name="T97">CONSTRAINT valid_discount</text:span></text:span><text:span text:style-name="T94"> CHECK (price &gt; discounted_price)</text:span></text:p>
          <text:p text:style-name="P11">);</text:p>
          <text:p text:style-name="P10"><text:soft-page-break/></text:p>
          <text:p text:style-name="P21"><text:bookmark text:name="id-1.5.4.6.5.12"/>Следует отметить, что ограничение проверки выполняется, если выражение проверки оценивается как true или null. Поскольку большинство выражений оцениваются как null, если любой операнд равен null, они не предотвратят null-значения в ограниченных столбцах. Чтобы гарантировать, что столбец не содержит null-значений, можно использовать ограничение not-null, описанное в следующем разделе.</text:p>
          <text:h text:style-name="P2" text:outline-level="3">Примечание</text:h>
          <text:p text:style-name="P26"><text:span text:style-name="T101">PostgreSQL не поддерживает </text:span><text:span text:style-name="Source_20_Text"><text:span text:style-name="T96">CHECK</text:span></text:span><text:span text:style-name="T101">ограничения, ссылающиеся на данные таблицы, отличные от новой или обновленной проверяемой строки. Хотя </text:span><text:span text:style-name="Source_20_Text"><text:span text:style-name="T96">CHECK</text:span></text:span><text:span text:style-name="T101">ограничение, нарушающее это правило, может выглядеть работающим в простых тестах, оно не может гарантировать, что база данных не достигнет состояния, в котором условие ограничения будет ложным (из-за последующих изменений других задействованных строк). Это приведет к сбою дампа и восстановления базы данных. Восстановление может завершиться неудачей, даже если полное состояние базы данных соответствует ограничению, из-за того, что строки не загружаются в порядке, который будет удовлетворять ограничению. Если возможно, используйте ограничения </text:span><text:span text:style-name="Source_20_Text"><text:span text:style-name="T96">UNIQUE</text:span></text:span><text:span text:style-name="T101">, </text:span><text:span text:style-name="Source_20_Text"><text:span text:style-name="T96">EXCLUDE</text:span></text:span><text:span text:style-name="T101">или </text:span><text:span text:style-name="Source_20_Text"><text:span text:style-name="T96">FOREIGN KEY</text:span></text:span><text:span text:style-name="T101">для выражения ограничений по строкам и таблицам.</text:span></text:p>
          <text:p text:style-name="P26"><text:span text:style-name="T101">Если вам нужна однократная проверка по отношению к другим строкам при вставке строки, а не постоянно поддерживаемая гарантия согласованности, для ее реализации можно использовать пользовательский </text:span><text:a xlink:type="simple" xlink:href="https://www.postgresql.org/docs/12/triggers.html" text:style-name="Internet_20_link" text:visited-style-name="Visited_20_Internet_20_Link"><text:span text:style-name="T89">триггер</text:span></text:a><text:span text:style-name="T101"> . (Этот подход позволяет избежать проблемы дампа/восстановления, поскольку pg_dump не переустанавливает триггеры до восстановления данных, поэтому проверка не будет принудительной во время дампа/восстановления.)</text:span></text:p>
          <text:h text:style-name="P2" text:outline-level="3">Примечание</text:h>
          <text:p text:style-name="P26"><text:span text:style-name="T101">PostgreSQL предполагает, что </text:span><text:span text:style-name="Source_20_Text"><text:span text:style-name="T96">CHECK</text:span></text:span><text:span text:style-name="T101">условия ограничений неизменяемы, то есть они всегда будут давать один и тот же результат для одной и той же входной строки. Это предположение оправдывает проверку </text:span><text:span text:style-name="Source_20_Text"><text:span text:style-name="T96">CHECK</text:span></text:span><text:span text:style-name="T101">ограничений только при вставке или обновлении строк, а не в других случаях. (Предупреждение выше о том, что не следует ссылаться на другие данные таблицы, на самом деле является частным случаем этого ограничения.)</text:span></text:p>
          <text:p text:style-name="P27"><text:soft-page-break/><text:span text:style-name="T101">Примером распространенного способа нарушения этого предположения является ссылка на пользовательскую функцию в </text:span><text:span text:style-name="Source_20_Text"><text:span text:style-name="T96">CHECK</text:span></text:span><text:span text:style-name="T101">выражении, а затем изменение поведения этой функции. PostgreSQL не запрещает этого, но он не заметит, есть ли в таблице строки, которые теперь нарушают </text:span><text:span text:style-name="Source_20_Text"><text:span text:style-name="T96">CHECK</text:span></text:span><text:span text:style-name="T101">ограничение. Это приведет к сбою последующего дампа и восстановления базы данных. Рекомендуемый способ обработки такого изменения — удалить ограничение (используя </text:span><text:span text:style-name="Source_20_Text"><text:span text:style-name="T96">ALTER TABLE</text:span></text:span><text:span text:style-name="T101">), скорректировать определение функции и повторно добавить ограничение, тем самым перепроверив его по всем строкам таблицы.</text:span></text:p>
          <text:p text:style-name="P27"><text:span text:style-name="T101"/></text:p>
          <text:h text:style-name="P5" text:outline-level="3"><text:span text:style-name="T101">Пояснення: Обмеження </text:span><text:span text:style-name="Source_20_Text"><text:span text:style-name="T103">CHECK</text:span></text:span><text:span text:style-name="T101"> в PostgreSQL</text:span></text:h>
          <text:h text:style-name="Heading_20_4" text:outline-level="4">Основні моменти:</text:h>
          <text:list text:style-name="L2">
            <text:list-item>
              <text:p text:style-name="P28"><text:span text:style-name="Strong_20_Emphasis">Обмеження </text:span><text:span text:style-name="Strong_20_Emphasis"><text:span text:style-name="Source_20_Text">CHECK</text:span></text:span><text:span text:style-name="Strong_20_Emphasis"> у PostgreSQL:</text:span> PostgreSQL дозволяє використовувати обмеження <text:span text:style-name="Source_20_Text">CHECK</text:span> для перевірки умов на рівні рядків при вставці або оновленні даних. Проте ці умови перевіряються тільки на новому або зміненому рядку і не повинні посилатися на інші дані таблиці, окрім цього рядка.</text:p>
            </text:list-item>
            <text:list-item>
              <text:p text:style-name="P28"><text:span text:style-name="Strong_20_Emphasis">Чому </text:span><text:span text:style-name="Strong_20_Emphasis"><text:span text:style-name="Source_20_Text">CHECK</text:span></text:span><text:span text:style-name="Strong_20_Emphasis"> обмеження не повинно посилатися на інші рядки:</text:span> Якщо <text:span text:style-name="Source_20_Text">CHECK</text:span> обмеження порушує це правило (наприклад, звертається до інших рядків таблиці), воно може працювати у простих випадках, але не гарантує, що база даних не потрапить у стан, коли умова обмеження буде хибною через подальші зміни в інших рядках. Це може спричинити проблеми під час збереження (<text:span text:style-name="Source_20_Text">dump</text:span>) та відновлення (<text:span text:style-name="Source_20_Text">restore</text:span>) бази даних.</text:p>
            </text:list-item>
            <text:list-item>
              <text:p text:style-name="P28"><text:span text:style-name="Strong_20_Emphasis">Альтернативні підходи:</text:span> Якщо потрібно забезпечити цілісність даних на основі інших рядків або таблиць, рекомендується використовувати інші обмеження, такі як <text:span text:style-name="Source_20_Text">UNIQUE</text:span>, <text:span text:style-name="Source_20_Text">EXCLUDE</text:span> або <text:span text:style-name="Source_20_Text">FOREIGN KEY</text:span>. Якщо потрібна одноразова перевірка під час вставки рядка, можна використовувати користувацький тригер, який буде виконувати перевірку та уникне проблем із завантаженням даних.</text:p>
            </text:list-item>
          </text:list>
          <text:h text:style-name="Heading_20_4" text:outline-level="4">Приклад проблеми з <text:span text:style-name="Source_20_Text">CHECK</text:span> обмеженням:</text:h>
          <text:p text:style-name="Text_20_body">Припустимо, у вас є таблиця <text:span text:style-name="Source_20_Text">employees</text:span> з такими колонками:</text:p>
          <text:p text:style-name="P27">CREATE TABLE employees (</text:p>
          <text:p text:style-name="P27"><text:s text:c="2"/>id SERIAL PRIMARY KEY,</text:p>
          <text:p text:style-name="P27"><text:s text:c="2"/>name VARCHAR(50),</text:p>
          <text:p text:style-name="P27"><text:s text:c="2"/>salary NUMERIC,</text:p>
          <text:p text:style-name="P27"><text:s text:c="2"/>department_id INT,</text:p>
          <text:p text:style-name="P27"><text:s text:c="2"/>CHECK (salary &gt; (SELECT AVG(salary) FROM employees WHERE department_id = NEW.department_id))</text:p>
          <text:p text:style-name="P27">);</text:p>
          <text:p text:style-name="P27"/>
          <text:h text:style-name="P7" text:outline-level="3"><text:span text:style-name="T105">9</text:span></text:h>
        </text:section>
        <text:section text:style-name="Sect1" text:name="id-1.5.4.6.6">
          <text:h text:style-name="P3" text:outline-level="3"><text:soft-page-break/>5.4.2 Ненулевые ограничения</text:h>
          <text:p text:style-name="P21"><text:bookmark text:name="id-1.5.4.6.6.2"/><text:bookmark text:name="id-1.5.4.6.6.3"/>Ограничение not-null просто указывает, что столбец не должен принимать значение null. Пример синтаксиса:</text:p>
          <text:p text:style-name="P10">CREATE TABLE products (</text:p>
          <text:p text:style-name="P14"><text:span text:style-name="T92"><text:s text:c="4"/></text:span><text:span text:style-name="T94">product_no integer </text:span><text:span text:style-name="Strong_20_Emphasis"><text:span text:style-name="T97">NOT NULL</text:span></text:span><text:span text:style-name="T94">,</text:span></text:p>
          <text:p text:style-name="P14"><text:span text:style-name="T92"><text:s text:c="4"/></text:span><text:span text:style-name="T94">name text </text:span><text:span text:style-name="Strong_20_Emphasis"><text:span text:style-name="T97">NOT NULL</text:span></text:span><text:span text:style-name="T94">,</text:span></text:p>
          <text:p text:style-name="P13"><text:s text:c="4"/><text:span text:style-name="T104">price numeric</text:span></text:p>
          <text:p text:style-name="P11">);</text:p>
          <text:p text:style-name="P24"><text:span text:style-name="T100">Ограничение not-null всегда записывается как ограничение столбца. Ограничение not-null функционально эквивалентно созданию ограничения проверки , но в PostgreSQL создание явного ограничения not-null более эффективно. Недостаток в том, что вы не можете дать явные имена ограничениям not-null, созданным таким образом.</text:span><text:span text:style-name="Source_20_Text"><text:span text:style-name="T96">CHECK (</text:span></text:span><text:span text:style-name="Emphasis"><text:span text:style-name="Source_20_Text"><text:span text:style-name="T99">column_name</text:span></text:span></text:span><text:span text:style-name="Source_20_Text"><text:span text:style-name="T96"> IS NOT NULL)</text:span></text:span></text:p>
          <text:p text:style-name="P21">Конечно, столбец может иметь более одного ограничения. Просто запишите ограничения одно за другим:</text:p>
          <text:p text:style-name="P10">СОЗДАТЬ ТАБЛИЦУ продукты (</text:p>
          <text:p text:style-name="P12"><text:s text:c="4"/><text:span text:style-name="T104">product_no целое число НЕ NULL,</text:span></text:p>
          <text:p text:style-name="P12"><text:s text:c="4"/><text:span text:style-name="T104">имя текст НЕ NULL,</text:span></text:p>
          <text:p text:style-name="P12"><text:s text:c="4"/><text:span text:style-name="T104">цена числовая ПРОВЕРКА НЕ NULL (цена &gt; 0)</text:span></text:p>
          <text:p text:style-name="P10">);</text:p>
          <text:p text:style-name="P21">Порядок не имеет значения. Он не обязательно определяет, в каком порядке проверяются ограничения.</text:p>
          <text:p text:style-name="P24"><text:span text:style-name="T100">Ограничение </text:span><text:span text:style-name="Source_20_Text"><text:span text:style-name="T96">NOT NULL</text:span></text:span><text:span text:style-name="T100">имеет обратное: </text:span><text:span text:style-name="Source_20_Text"><text:span text:style-name="T96">NULL</text:span></text:span><text:span text:style-name="T100">ограничение. Это не означает, что столбец должен быть нулевым, что, несомненно, было бы бесполезно. Вместо этого, это просто выбирает поведение по умолчанию, что столбец может быть нулевым. Ограничение </text:span><text:span text:style-name="Source_20_Text"><text:span text:style-name="T96">NULL</text:span></text:span><text:span text:style-name="T100">отсутствует в стандарте SQL и не должно использоваться в переносимых приложениях. (Оно было добавлено в PostgreSQL только для совместимости с некоторыми другими системами баз данных.) Однако некоторым пользователям оно нравится, потому что позволяет легко переключать ограничение в файле скрипта. Например, вы можете начать с:</text:span></text:p>
          <text:p text:style-name="P10">СОЗДАТЬ ТАБЛИЦУ продукты (</text:p>
          <text:p text:style-name="P12"><text:s text:c="4"/><text:span text:style-name="T104">product_no целое число NULL,</text:span></text:p>
          <text:p text:style-name="P12"><text:s text:c="4"/><text:span text:style-name="T104">имя текста NULL,</text:span></text:p>
          <text:p text:style-name="P12"><text:s text:c="4"/><text:span text:style-name="T104">цена числовое значение NULL</text:span></text:p>
          <text:p text:style-name="P10">);</text:p>
          <text:p text:style-name="P24"><text:span text:style-name="T100">а затем вставьте </text:span><text:span text:style-name="Source_20_Text"><text:span text:style-name="T96">NOT</text:span></text:span><text:span text:style-name="T100">ключевое слово там, где это необходимо.</text:span></text:p>
          <text:h text:style-name="P2" text:outline-level="3">Кончик</text:h>
          <text:p text:style-name="P23">В большинстве проектов баз данных большинство столбцов должны быть помечены как ненулевые.</text:p>
        </text:section>
        <text:section text:style-name="Sect1" text:name="DDL-CONSTRAINTS-UNIQUE-CONSTRAINTS">
          <text:h text:style-name="P3" text:outline-level="3">5.4.3 Уникальные ограничения</text:h>
          <text:p text:style-name="P21"><text:bookmark text:name="id-1.5.4.6.7.2"/><text:bookmark text:name="id-1.5.4.6.7.3"/>Ограничения уникальности гарантируют, что данные, содержащиеся в столбце или группе столбцов, являются уникальными среди всех строк в таблице. Синтаксис:</text:p>
          <text:p text:style-name="P10">СОЗДАТЬ ТАБЛИЦУ продукты (</text:p>
          <text:p text:style-name="P14"><text:span text:style-name="T93"><text:s text:c="4"/></text:span><text:span text:style-name="T95">product_no целое число </text:span><text:span text:style-name="Strong_20_Emphasis"><text:span text:style-name="T98">УНИКАЛЬНОЕ</text:span></text:span><text:span text:style-name="T95"> ,</text:span></text:p>
          <text:p text:style-name="P12"><text:s text:c="4"/><text:span text:style-name="T104">имя текст,</text:span></text:p>
          <text:p text:style-name="P12"><text:s text:c="4"/><text:span text:style-name="T104">цена числовая</text:span></text:p>
          <text:p text:style-name="P10">);</text:p>
          <text:p text:style-name="P21">когда записано как ограничение столбца, и:</text:p>
          <text:p text:style-name="P10"><text:soft-page-break/>СОЗДАТЬ ТАБЛИЦУ продукты (</text:p>
          <text:p text:style-name="P12"><text:s text:c="4"/><text:span text:style-name="T104">product_no целое число,</text:span></text:p>
          <text:p text:style-name="P12"><text:s text:c="4"/><text:span text:style-name="T104">имя текст,</text:span></text:p>
          <text:p text:style-name="P12"><text:s text:c="4"/><text:span text:style-name="T104">цена числовая,</text:span></text:p>
          <text:p text:style-name="P14"><text:span text:style-name="T93"><text:s text:c="4"/></text:span><text:span text:style-name="Strong_20_Emphasis"><text:span text:style-name="T98">УНИКАЛЬНЫЙ (product_no)</text:span></text:span></text:p>
          <text:p text:style-name="P10">);</text:p>
          <text:p text:style-name="P21">когда записано как табличное ограничение.</text:p>
          <text:p text:style-name="P21">Чтобы определить уникальное ограничение для группы столбцов, запишите его как ограничение таблицы, разделив имена столбцов запятыми:</text:p>
          <text:p text:style-name="P10">Пример СОЗДАНИЯ ТАБЛИЦЫ (</text:p>
          <text:p text:style-name="P12"><text:s text:c="4"/><text:span text:style-name="T104">целое число,</text:span></text:p>
          <text:p text:style-name="P12"><text:s text:c="4"/><text:span text:style-name="T104">b целое число,</text:span></text:p>
          <text:p text:style-name="P12"><text:s text:c="4"/><text:span text:style-name="T104">c целое число,</text:span></text:p>
          <text:p text:style-name="P14"><text:span text:style-name="T93"><text:s text:c="4"/></text:span><text:span text:style-name="Strong_20_Emphasis"><text:span text:style-name="T98">УНИКАЛЬНЫЙ (а, с)</text:span></text:span></text:p>
          <text:p text:style-name="P10">);</text:p>
          <text:p text:style-name="P21">Это указывает на то, что комбинация значений в указанных столбцах уникальна во всей таблице, хотя ни один из столбцов не обязательно должен быть (и обычно не является) уникальным.</text:p>
          <text:p text:style-name="P21">Вы можете назначить свое собственное имя уникальному ограничению обычным способом:</text:p>
          <text:p text:style-name="P10">СОЗДАТЬ ТАБЛИЦУ продукты (</text:p>
          <text:p text:style-name="P14"><text:span text:style-name="T93"><text:s text:c="4"/></text:span><text:span text:style-name="T95">product_no целое </text:span><text:span text:style-name="Strong_20_Emphasis"><text:span text:style-name="T98">ОГРАНИЧЕНИЕ должно_быть_различным</text:span></text:span><text:span text:style-name="T95"> УНИКАЛЬНЫМ,</text:span></text:p>
          <text:p text:style-name="P12"><text:s text:c="4"/><text:span text:style-name="T104">имя текст,</text:span></text:p>
          <text:p text:style-name="P12"><text:s text:c="4"/><text:span text:style-name="T104">цена числовая</text:span></text:p>
          <text:p text:style-name="P10">);</text:p>
          <text:p text:style-name="P25"><text:span text:style-name="T100">Добавление уникального ограничения автоматически создаст уникальный индекс B-дерева для столбца или группы столбцов, перечисленных в ограничении. Ограничение уникальности, охватывающее только некоторые строки, не может быть записано как уникальное ограничение, но можно реализовать такое ограничение, создав уникальный </text:span><text:a xlink:type="simple" xlink:href="https://www.postgresql.org/docs/12/indexes-partial.html" text:style-name="Internet_20_link" text:visited-style-name="Visited_20_Internet_20_Link"><text:span text:style-name="T90">частичный индекс</text:span></text:a><text:span text:style-name="T100"> .</text:span></text:p>
          <text:p text:style-name="P21"><text:bookmark text:name="id-1.5.4.6.7.8"/>В общем случае уникальное ограничение нарушается, если в таблице есть более одной строки, где значения всех столбцов, включенных в ограничение, равны. Однако два нулевых значения никогда не считаются равными в этом сравнении. Это означает, что даже при наличии уникального ограничения возможно сохранение дубликатов строк, содержащих нулевые значения хотя бы в одном из ограниченных столбцов. Такое поведение соответствует стандарту SQL, но мы слышали, что другие базы данных SQL могут не следовать этому правилу. Поэтому будьте осторожны при разработке приложений, которые должны быть переносимыми.</text:p>
        </text:section>
        <text:section text:style-name="Sect1" text:name="DDL-CONSTRAINTS-PRIMARY-KEYS">
          <text:h text:style-name="P3" text:outline-level="3">5.4.4 Первичные ключи</text:h>
          <text:p text:style-name="P21"><text:bookmark text:name="id-1.5.4.6.8.2"/><text:bookmark text:name="id-1.5.4.6.8.3"/>Ограничение первичного ключа указывает, что столбец или группа столбцов могут использоваться как уникальный идентификатор для строк в таблице. Это требует, чтобы значения были уникальными и ненулевыми. Таким образом, следующие два определения таблиц принимают одни и те же данные:</text:p>
          <text:p text:style-name="P10">СОЗДАТЬ ТАБЛИЦУ продукты (</text:p>
          <text:p text:style-name="P12"><text:s text:c="4"/><text:span text:style-name="T104">product_no целое число УНИКАЛЬНОЕ НЕ NULL,</text:span></text:p>
          <text:p text:style-name="P12"><text:s text:c="4"/><text:span text:style-name="T104">имя текст,</text:span></text:p>
          <text:p text:style-name="P12"><text:s text:c="4"/><text:span text:style-name="T104">цена числовая</text:span></text:p>
          <text:p text:style-name="P10">);</text:p>
          <text:p text:style-name="P10"><text:soft-page-break/>СОЗДАТЬ ТАБЛИЦУ продукты (</text:p>
          <text:p text:style-name="P14"><text:span text:style-name="T93"><text:s text:c="4"/></text:span><text:span text:style-name="T95">product_no целое число </text:span><text:span text:style-name="Strong_20_Emphasis"><text:span text:style-name="T98">ПЕРВИЧНЫЙ КЛЮЧ</text:span></text:span><text:span text:style-name="T95"> ,</text:span></text:p>
          <text:p text:style-name="P12"><text:s text:c="4"/><text:span text:style-name="T104">имя текст,</text:span></text:p>
          <text:p text:style-name="P12"><text:s text:c="4"/><text:span text:style-name="T104">цена числовая</text:span></text:p>
          <text:p text:style-name="P10">);</text:p>
          <text:p text:style-name="P21">Первичные ключи могут охватывать более одного столбца; синтаксис аналогичен уникальным ограничениям:</text:p>
          <text:p text:style-name="P10">Пример СОЗДАНИЯ ТАБЛИЦЫ (</text:p>
          <text:p text:style-name="P12"><text:s text:c="4"/><text:span text:style-name="T104">целое число,</text:span></text:p>
          <text:p text:style-name="P12"><text:s text:c="4"/><text:span text:style-name="T104">b целое число,</text:span></text:p>
          <text:p text:style-name="P12"><text:s text:c="4"/><text:span text:style-name="T104">c целое число,</text:span></text:p>
          <text:p text:style-name="P14"><text:span text:style-name="T93"><text:s text:c="4"/></text:span><text:span text:style-name="Strong_20_Emphasis"><text:span text:style-name="T98">ПЕРВИЧНЫЙ КЛЮЧ (а, с)</text:span></text:span></text:p>
          <text:p text:style-name="P10">);</text:p>
          <text:p text:style-name="P24"><text:span text:style-name="T100">Добавление первичного ключа автоматически создаст уникальный индекс B-дерева для столбца или группы столбцов, указанных в первичном ключе, и принудительно пометит столбец(и) </text:span><text:span text:style-name="Source_20_Text"><text:span text:style-name="T96">NOT NULL</text:span></text:span><text:span text:style-name="T100">.</text:span></text:p>
          <text:p text:style-name="P21">Таблица может иметь не более одного первичного ключа. (Может быть любое количество уникальных и ненулевых ограничений, которые функционально почти одно и то же, но только одно может быть идентифицировано как первичный ключ.) Теория реляционных баз данных диктует, что каждая таблица должна иметь первичный ключ. Это правило не соблюдается PostgreSQL , но обычно лучше ему следовать.</text:p>
          <text:p text:style-name="P21">Первичные ключи полезны как для целей документирования, так и для клиентских приложений. Например, приложение GUI, которое позволяет изменять значения строк, вероятно, должно знать первичный ключ таблицы, чтобы иметь возможность однозначно идентифицировать строки. Существуют также различные способы, которыми система базы данных использует первичный ключ, если он был объявлен; например, первичный ключ определяет целевой столбец(ы) по умолчанию для внешних ключей, ссылающихся на его таблицу.</text:p>
        </text:section>
        <text:section text:style-name="Sect1" text:name="DDL-CONSTRAINTS-FK">
          <text:h text:style-name="P3" text:outline-level="3">5.4.5 Внешние ключи</text:h>
          <text:p text:style-name="P25"><text:bookmark text:name="id-1.5.4.6.9.2"/><text:bookmark text:name="id-1.5.4.6.9.3"/><text:bookmark text:name="id-1.5.4.6.9.4"/><text:span text:style-name="T100">Ограничение внешнего ключа указывает, что значения в столбце (или группе столбцов) должны соответствовать значениям, появляющимся в некоторой строке другой таблицы. Мы говорим, что это поддерживает </text:span><text:span text:style-name="Emphasis"><text:span text:style-name="T102">ссылочную целостность</text:span></text:span><text:span text:style-name="T100"> между двумя связанными таблицами.</text:span></text:p>
          <text:p text:style-name="P21">Допустим, у вас есть таблица продуктов, которую мы уже использовали несколько раз:</text:p>
          <text:p text:style-name="P10">СОЗДАТЬ ТАБЛИЦУ продукты (</text:p>
          <text:p text:style-name="P12"><text:s text:c="4"/><text:span text:style-name="T104">product_no целое число ПЕРВИЧНЫЙ КЛЮЧ,</text:span></text:p>
          <text:p text:style-name="P12"><text:s text:c="4"/><text:span text:style-name="T104">имя текст,</text:span></text:p>
          <text:p text:style-name="P12"><text:s text:c="4"/><text:span text:style-name="T104">цена числовая</text:span></text:p>
          <text:p text:style-name="P10">);</text:p>
          <text:p text:style-name="P21">Предположим также, что у вас есть таблица, в которой хранятся заказы этих продуктов. Мы хотим убедиться, что таблица заказов содержит только заказы продуктов, которые действительно существуют. Поэтому мы определяем ограничение внешнего ключа в таблице заказов, которое ссылается на таблицу продуктов:</text:p>
          <text:p text:style-name="P10">СОЗДАТЬ ТАБЛИЦУ заказов (</text:p>
          <text:p text:style-name="P12"><text:s text:c="4"/><text:span text:style-name="T104">order_id целое число ПЕРВИЧНЫЙ КЛЮЧ,</text:span></text:p>
          <text:p text:style-name="P14"><text:soft-page-break/><text:span text:style-name="T93"><text:s text:c="4"/></text:span><text:span text:style-name="T95">product_no целое число </text:span><text:span text:style-name="Strong_20_Emphasis"><text:span text:style-name="T98">ССЫЛКИ продукты (product_no)</text:span></text:span><text:span text:style-name="T95"> ,</text:span></text:p>
          <text:p text:style-name="P12"><text:s text:c="4"/><text:span text:style-name="T104">количество целое число</text:span></text:p>
          <text:p text:style-name="P10">);</text:p>
          <text:p text:style-name="P24"><text:span text:style-name="T100">Теперь невозможно создавать заказы с ненулевыми </text:span><text:span text:style-name="Source_20_Text"><text:span text:style-name="T96">product_no</text:span></text:span><text:span text:style-name="T100">записями, которые не отображаются в таблице товаров.</text:span></text:p>
          <text:p text:style-name="P25"><text:span text:style-name="T100">Мы говорим, что в этой ситуации таблица заказов является </text:span><text:span text:style-name="Emphasis"><text:span text:style-name="T102">ссылающейся</text:span></text:span><text:span text:style-name="T100"> таблицей, а таблица продуктов — </text:span><text:span text:style-name="Emphasis"><text:span text:style-name="T102">ссылающейся</text:span></text:span><text:span text:style-name="T100"> таблицей. Аналогично, существуют ссылающиеся и ссылающиеся столбцы.</text:span></text:p>
          <text:p text:style-name="P21">Вы также можете сократить указанную выше команду до:</text:p>
          <text:p text:style-name="P10">СОЗДАТЬ ТАБЛИЦУ заказов (</text:p>
          <text:p text:style-name="P12"><text:s text:c="4"/><text:span text:style-name="T104">order_id целое число ПЕРВИЧНЫЙ КЛЮЧ,</text:span></text:p>
          <text:p text:style-name="P14"><text:span text:style-name="T93"><text:s text:c="4"/></text:span><text:span text:style-name="T95">product_no целое число </text:span><text:span text:style-name="Strong_20_Emphasis"><text:span text:style-name="T98">ССЫЛКИ продукты</text:span></text:span><text:span text:style-name="T95"> ,</text:span></text:p>
          <text:p text:style-name="P12"><text:s text:c="4"/><text:span text:style-name="T104">количество целое число</text:span></text:p>
          <text:p text:style-name="P10">);</text:p>
          <text:p text:style-name="P21">поскольку при отсутствии списка столбцов первичный ключ указанной таблицы используется в качестве указанного столбца(ов).</text:p>
          <text:p text:style-name="P21">Вы можете назначить собственное имя ограничению внешнего ключа обычным способом.</text:p>
          <text:p text:style-name="P21">Внешний ключ также может ограничивать и ссылаться на группу столбцов. Как обычно, его затем нужно записать в форме ограничения таблицы. Вот пример искусственного синтаксиса:</text:p>
          <text:p text:style-name="P10">СОЗДАТЬ ТАБЛИЦУ t1 (</text:p>
          <text:p text:style-name="P12"><text:s text:c="2"/><text:span text:style-name="T104">целочисленный ПЕРВИЧНЫЙ КЛЮЧ,</text:span></text:p>
          <text:p text:style-name="P12"><text:s text:c="2"/><text:span text:style-name="T104">b целое число,</text:span></text:p>
          <text:p text:style-name="P12"><text:s text:c="2"/><text:span text:style-name="T104">c целое число,</text:span></text:p>
          <text:p text:style-name="P14"><text:span text:style-name="T93"><text:s text:c="2"/></text:span><text:span text:style-name="Strong_20_Emphasis"><text:span text:style-name="T98">ВНЕШНИЙ КЛЮЧ (b, c) ССЫЛКИ other_table (c1, c2)</text:span></text:span></text:p>
          <text:p text:style-name="P10">);</text:p>
          <text:p text:style-name="P21">Разумеется, количество и тип ограниченных столбцов должны соответствовать количеству и типу указанных столбцов.</text:p>
          <text:p text:style-name="P25"><text:bookmark text:name="id-1.5.4.6.9.11"/><text:span text:style-name="T100">Иногда полезно, чтобы « другая таблица » ограничения внешнего ключа была той же таблицей; это называется </text:span><text:span text:style-name="Emphasis"><text:span text:style-name="T102">самореферентным</text:span></text:span><text:span text:style-name="T100"> внешним ключом. Например, если вы хотите, чтобы строки таблицы представляли узлы древовидной структуры, вы можете написать</text:span></text:p>
          <text:p text:style-name="P10">СОЗДАТЬ ТАБЛИЦУ дерево (</text:p>
          <text:p text:style-name="P12"><text:s text:c="4"/><text:span text:style-name="T104">node_id целое число ПЕРВИЧНЫЙ КЛЮЧ,</text:span></text:p>
          <text:p text:style-name="P12"><text:s text:c="4"/><text:span text:style-name="T104">parent_id целое число ССЫЛКИ дерево,</text:span></text:p>
          <text:p text:style-name="P12"><text:s text:c="4"/><text:span text:style-name="T104">имя текст,</text:span></text:p>
          <text:p text:style-name="P12"><text:s text:c="4"/><text:span text:style-name="T104">...</text:span></text:p>
          <text:p text:style-name="P10">);</text:p>
          <text:p text:style-name="P24"><text:span text:style-name="T100">Узел верхнего уровня будет иметь значение NULL </text:span><text:span text:style-name="Source_20_Text"><text:span text:style-name="T96">parent_id</text:span></text:span><text:span text:style-name="T100">, но записи, отличные от NULL, </text:span><text:span text:style-name="Source_20_Text"><text:span text:style-name="T96">parent_id</text:span></text:span><text:span text:style-name="T100">будут ограничены ссылками на допустимые строки таблицы.</text:span></text:p>
          <text:p text:style-name="P21">Таблица может иметь более одного ограничения внешнего ключа. Это используется для реализации отношений «многие ко многим» между таблицами. Допустим, у вас есть таблицы о продуктах и ​​заказах, но теперь вы хотите разрешить одному заказу содержать возможно много продуктов (что структура выше не позволяла). Вы можете использовать эту структуру таблицы:</text:p>
          <text:p text:style-name="P10">СОЗДАТЬ ТАБЛИЦУ продукты (</text:p>
          <text:p text:style-name="P12"><text:s text:c="4"/><text:span text:style-name="T104">product_no целое число ПЕРВИЧНЫЙ КЛЮЧ,</text:span></text:p>
          <text:p text:style-name="P12"><text:s text:c="4"/><text:span text:style-name="T104">имя текст,</text:span></text:p>
          <text:p text:style-name="P12"><text:soft-page-break/><text:s text:c="4"/><text:span text:style-name="T104">цена числовая</text:span></text:p>
          <text:p text:style-name="P10">);</text:p>
          <text:p text:style-name="P15"/>
          <text:p text:style-name="P10">СОЗДАТЬ ТАБЛИЦУ заказов (</text:p>
          <text:p text:style-name="P12"><text:s text:c="4"/><text:span text:style-name="T104">order_id целое число ПЕРВИЧНЫЙ КЛЮЧ,</text:span></text:p>
          <text:p text:style-name="P12"><text:s text:c="4"/><text:span text:style-name="T104">текст адреса доставки,</text:span></text:p>
          <text:p text:style-name="P12"><text:s text:c="4"/><text:span text:style-name="T104">...</text:span></text:p>
          <text:p text:style-name="P10">);</text:p>
          <text:p text:style-name="P15"/>
          <text:p text:style-name="P10">СОЗДАТЬ ТАБЛИЦУ order_items (</text:p>
          <text:p text:style-name="P12"><text:s text:c="4"/><text:span text:style-name="T104">product_no целое число ССЫЛКИ продукты,</text:span></text:p>
          <text:p text:style-name="P12"><text:s text:c="4"/><text:span text:style-name="T104">order_id целое число ССЫЛКИ заказы,</text:span></text:p>
          <text:p text:style-name="P12"><text:s text:c="4"/><text:span text:style-name="T104">количество целое,</text:span></text:p>
          <text:p text:style-name="P12"><text:s text:c="4"/><text:span text:style-name="T104">ПЕРВИЧНЫЙ КЛЮЧ (product_no, order_id)</text:span></text:p>
          <text:p text:style-name="P10">);</text:p>
          <text:p text:style-name="P21">Обратите внимание, что первичный ключ перекрывается внешними ключами в последней таблице.</text:p>
          <text:p text:style-name="P21"><text:bookmark text:name="id-1.5.4.6.9.14"/><text:bookmark text:name="id-1.5.4.6.9.15"/>Мы знаем, что внешние ключи запрещают создание заказов, которые не относятся ни к одному продукту. Но что, если продукт удален после создания заказа, который ссылается на него? SQL позволяет вам справиться и с этим. Интуитивно у нас есть несколько вариантов:</text:p>
          <text:list text:style-name="L1">
            <text:list-item>
              <text:p text:style-name="P22">Запретить удаление указанного продукта</text:p>
            </text:list-item>
            <text:list-item>
              <text:p text:style-name="P22">Удалить заказы также</text:p>
            </text:list-item>
            <text:list-item>
              <text:p text:style-name="P22">Что-то еще?</text:p>
            </text:list-item>
          </text:list>
          <text:p text:style-name="P24"><text:span text:style-name="T100">Чтобы проиллюстрировать это, давайте реализуем следующую политику в примере отношения «многие ко многим» выше: когда кто-то хочет удалить продукт, на который все еще ссылается заказ (через </text:span><text:span text:style-name="Source_20_Text"><text:span text:style-name="T96">order_items</text:span></text:span><text:span text:style-name="T100">), мы запрещаем это. Если кто-то удаляет заказ, элементы заказа также удаляются:</text:span></text:p>
          <text:p text:style-name="P10">СОЗДАТЬ ТАБЛИЦУ продукты (</text:p>
          <text:p text:style-name="P12"><text:s text:c="4"/><text:span text:style-name="T104">product_no целое число ПЕРВИЧНЫЙ КЛЮЧ,</text:span></text:p>
          <text:p text:style-name="P12"><text:s text:c="4"/><text:span text:style-name="T104">имя текст,</text:span></text:p>
          <text:p text:style-name="P12"><text:s text:c="4"/><text:span text:style-name="T104">цена числовая</text:span></text:p>
          <text:p text:style-name="P10">);</text:p>
          <text:p text:style-name="P15"/>
          <text:p text:style-name="P10">СОЗДАТЬ ТАБЛИЦУ заказов (</text:p>
          <text:p text:style-name="P12"><text:s text:c="4"/><text:span text:style-name="T104">order_id целое число ПЕРВИЧНЫЙ КЛЮЧ,</text:span></text:p>
          <text:p text:style-name="P12"><text:s text:c="4"/><text:span text:style-name="T104">текст адреса доставки,</text:span></text:p>
          <text:p text:style-name="P12"><text:s text:c="4"/><text:span text:style-name="T104">...</text:span></text:p>
          <text:p text:style-name="P10">);</text:p>
          <text:p text:style-name="P15"/>
          <text:p text:style-name="P10">СОЗДАТЬ ТАБЛИЦУ order_items (</text:p>
          <text:p text:style-name="P14"><text:span text:style-name="T93"><text:s text:c="4"/></text:span><text:span text:style-name="T95">product_no целое число ССЫЛКИ продукты </text:span><text:span text:style-name="Strong_20_Emphasis"><text:span text:style-name="T98">НА УДАЛЕНИЕ ОГРАНИЧЕНИЕ</text:span></text:span><text:span text:style-name="T95"> ,</text:span></text:p>
          <text:p text:style-name="P14"><text:span text:style-name="T93"><text:s text:c="4"/></text:span><text:span text:style-name="T95">order_id целое число ССЫЛКИ заказы </text:span><text:span text:style-name="Strong_20_Emphasis"><text:span text:style-name="T98">НА УДАЛЕНИЕ КАСКАДА</text:span></text:span><text:span text:style-name="T95"> ,</text:span></text:p>
          <text:p text:style-name="P12"><text:s text:c="4"/><text:span text:style-name="T104">количество целое,</text:span></text:p>
          <text:p text:style-name="P12"><text:s text:c="4"/><text:span text:style-name="T104">ПЕРВИЧНЫЙ КЛЮЧ (product_no, order_id)</text:span></text:p>
          <text:p text:style-name="P10">);</text:p>
          <text:p text:style-name="P24"><text:span text:style-name="T100">Ограничение и каскадное удаление являются двумя наиболее распространенными вариантами. </text:span><text:span text:style-name="Source_20_Text"><text:span text:style-name="T96">RESTRICT</text:span></text:span><text:span text:style-name="T100">предотвращает удаление ссылочной строки. </text:span><text:span text:style-name="Source_20_Text"><text:span text:style-name="T96">NO ACTION</text:span></text:span><text:span text:style-name="T100">означает, что если какие-либо ссылающиеся строки все еще существуют при проверке ограничения, возникает ошибка; это поведение по умолчанию, если вы ничего не указываете. (Существенное различие между этими двумя вариантами заключается в том, что </text:span><text:span text:style-name="Source_20_Text"><text:span text:style-name="T96">NO ACTION</text:span></text:span><text:span text:style-name="T100">позволяет отложить проверку до более позднего </text:span><text:soft-page-break/><text:span text:style-name="T100">этапа транзакции, тогда как </text:span><text:span text:style-name="Source_20_Text"><text:span text:style-name="T96">RESTRICT</text:span></text:span><text:span text:style-name="T100">не делает этого.) </text:span><text:span text:style-name="Source_20_Text"><text:span text:style-name="T96">CASCADE</text:span></text:span><text:span text:style-name="T100">указывает, что при удалении ссылочной строки, ссылающиеся на нее строки также должны быть автоматически удалены. Есть еще два варианта: </text:span><text:span text:style-name="Source_20_Text"><text:span text:style-name="T96">SET NULL</text:span></text:span><text:span text:style-name="T100">и </text:span><text:span text:style-name="Source_20_Text"><text:span text:style-name="T96">SET DEFAULT</text:span></text:span><text:span text:style-name="T100">. Они приводят к тому, что ссылающиеся столбцы в ссылочных строках устанавливаются в значения NULL или их значения по умолчанию соответственно при удалении ссылочной строки. Обратите внимание, что это не освобождает вас от соблюдения каких-либо ограничений. Например, если действие указывает , </text:span><text:span text:style-name="Source_20_Text"><text:span text:style-name="T96">SET DEFAULT</text:span></text:span><text:span text:style-name="T100">но значение по умолчанию не будет удовлетворять ограничению внешнего ключа, операция завершится ошибкой.</text:span></text:p>
          <text:p text:style-name="P24"><text:span text:style-name="T100">Аналогично </text:span><text:span text:style-name="Source_20_Text"><text:span text:style-name="T96">ON DELETE</text:span></text:span><text:span text:style-name="T100">есть также </text:span><text:span text:style-name="Source_20_Text"><text:span text:style-name="T96">ON UPDATE</text:span></text:span><text:span text:style-name="T100">, который вызывается при изменении (обновлении) столбца, на который делается ссылка. Возможные действия те же самые. В этом случае </text:span><text:span text:style-name="Source_20_Text"><text:span text:style-name="T96">CASCADE</text:span></text:span><text:span text:style-name="T100">означает, что обновленные значения столбца(ов), на который делается ссылка, должны быть скопированы в строку(и), на которую делается ссылка.</text:span></text:p>
          <text:p text:style-name="P24"><text:span text:style-name="T100">Обычно ссылающаяся строка не должна удовлетворять ограничению внешнего ключа, если любой из ее ссылающихся столбцов имеет значение null. Если </text:span><text:span text:style-name="Source_20_Text"><text:span text:style-name="T96">MATCH FULL</text:span></text:span><text:span text:style-name="T100">добавляется к объявлению внешнего ключа, ссылающаяся строка выходит из-под ограничения, только если все ее ссылающиеся столбцы имеют значение null (поэтому смесь значений null и не null гарантированно не выполнит ограничение </text:span><text:span text:style-name="Source_20_Text"><text:span text:style-name="T96">MATCH FULL</text:span></text:span><text:span text:style-name="T100">). Если вы не хотите, чтобы ссылающиеся строки могли избежать удовлетворения ограничения внешнего ключа, объявите ссылающийся столбец(и) как </text:span><text:span text:style-name="Source_20_Text"><text:span text:style-name="T96">NOT NULL</text:span></text:span><text:span text:style-name="T100">.</text:span></text:p>
          <text:p text:style-name="P24"><text:span text:style-name="T100">Внешний ключ должен ссылаться на столбцы, которые либо являются первичным ключом, либо образуют уникальное ограничение, либо являются столбцами из нечастичного уникального индекса. Это означает, что ссылаемые столбцы всегда имеют индекс, позволяющий эффективно выполнять поиск совпадений в ссылающейся строке. Поскольку для строки из ссылаемой </text:span><text:span text:style-name="Source_20_Text"><text:span text:style-name="T96">DELETE</text:span></text:span><text:span text:style-name="T100">таблицы или </text:span><text:span text:style-name="Source_20_Text"><text:span text:style-name="T96">UPDATE</text:span></text:span><text:span text:style-name="T100">для ссылаемого столбца потребуется сканирование ссылающейся таблицы на наличие строк, соответствующих старому значению, часто бывает хорошей идеей также индексировать ссылающиеся столбцы. Поскольку это не всегда необходимо и существует множество вариантов индексирования, объявление ограничения внешнего ключа не создает автоматически индекс для ссылающихся столбцов.</text:span></text:p>
          <text:p text:style-name="P25"><text:span text:style-name="T100">Более подробную информацию об обновлении и удалении данных можно найти в </text:span><text:a xlink:type="simple" xlink:href="https://www.postgresql.org/docs/12/dml.html" text:style-name="Internet_20_link" text:visited-style-name="Visited_20_Internet_20_Link"><text:span text:style-name="T90">Главе 6.</text:span></text:a><text:span text:style-name="T100"> Также см. описание синтаксиса ограничения внешнего ключа в справочной документации по </text:span><text:a xlink:type="simple" xlink:href="https://www.postgresql.org/docs/12/sql-createtable.html" text:style-name="Internet_20_link" text:visited-style-name="Visited_20_Internet_20_Link"><text:span text:style-name="T90">CREATE TABLE</text:span></text:a><text:span text:style-name="T100"> .</text:span></text:p>
        </text:section>
        <text:section text:style-name="Sect1" text:name="DDL-CONSTRAINTS-EXCLUSION">
          <text:h text:style-name="P3" text:outline-level="3">5.4.6.Ограничения исключения</text:h>
          <text:p text:style-name="P21"><text:bookmark text:name="id-1.5.4.6.10.2"/><text:bookmark text:name="id-1.5.4.6.10.3"/>Ограничения исключения гарантируют, что если любые две строки сравниваются в указанных столбцах или выражениях с использованием указанных операторов, по крайней мере одно из этих сравнений операторов вернет false или null. Синтаксис:</text:p>
          <text:p text:style-name="P10">СОЗДАТЬ ТАБЛИЦУ круги (</text:p>
          <text:p text:style-name="P12"><text:s text:c="4"/><text:span text:style-name="T104">с кругом,</text:span></text:p>
          <text:p text:style-name="P12"><text:s text:c="4"/><text:span text:style-name="T104">ИСКЛЮЧИТЬ ИСПОЛЬЗОВАНИЕ gist (c WITH &amp;&amp;)</text:span></text:p>
          <text:p text:style-name="P10">);</text:p>
          <text:p text:style-name="P24"><text:a xlink:type="simple" xlink:href="https://www.postgresql.org/docs/12/sql-createtable.html#SQL-CREATETABLE-EXCLUDE" text:style-name="Internet_20_link" text:visited-style-name="Visited_20_Internet_20_Link"><text:span text:style-name="Source_20_Text"><text:span text:style-name="T91">CREATE TABLE ... CONSTRAINT ... EXCLUDE</text:span></text:span></text:a><text:span text:style-name="T100">Подробности смотрите также .</text:span></text:p>
          <text:p text:style-name="P21">Добавление исключающего ограничения автоматически создаст индекс типа, указанного в объявлении ограничения.</text:p>
        </text:section>
      </text:section>
      <text:p text:style-name="P20"><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18:21:32.359770732</meta:creation-date>
    <meta:generator>LibreOffice/24.2.5.2$Linux_X86_64 LibreOffice_project/bffef4ea93e59bebbeaf7f431bb02b1a39ee8a59</meta:generator>
    <dc:date>2024-08-29T20:12:13.492673757</dc:date>
    <meta:editing-duration>PT1H6M18S</meta:editing-duration>
    <meta:editing-cycles>10</meta:editing-cycles>
    <meta:document-statistic meta:table-count="0" meta:image-count="0" meta:object-count="0" meta:page-count="10" meta:paragraph-count="254" meta:word-count="2870" meta:character-count="21696" meta:non-whitespace-character-count="18668"/>
  </office:meta>
</office:document-meta>
</file>